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Times New Roman3"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9" style:family="paragraph" style:parent-style-name="Text_20_body">
      <style:paragraph-properties fo:text-align="start" style:justify-single-word="false" fo:break-before="page"/>
      <style:text-properties style:font-name="Courier New" fo:font-size="8pt" fo:font-style="italic" style:font-size-asian="8pt" style:font-size-complex="8pt"/>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Contents_20_4">
      <style:paragraph-properties>
        <style:tab-stops>
          <style:tab-stop style:position="6.9102in" style:type="right" style:leader-style="dotted" style:leader-text="."/>
        </style:tab-stops>
      </style:paragraph-properties>
    </style:style>
    <style:style style:name="P12" style:family="paragraph" style:parent-style-name="Contents_20_3">
      <style:paragraph-properties>
        <style:tab-stops>
          <style:tab-stop style:position="7.1071in" style:type="right" style:leader-style="dotted" style:leader-text="."/>
        </style:tab-stops>
      </style:paragraph-properties>
    </style:style>
    <style:style style:name="P13" style:family="paragraph" style:parent-style-name="Heading_20_2">
      <style:paragraph-properties fo:break-before="page"/>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2">
      <style:paragraph-properties fo:margin-top="0in" fo:margin-bottom="0in"/>
      <style:text-properties fo:font-weight="normal" style:font-weight-asian="normal" style:font-weight-complex="normal"/>
    </style:style>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Standard">
      <style:text-properties style:font-name="Courier New" fo:font-size="12pt" style:font-size-asian="12pt" style:font-size-complex="12pt"/>
    </style:style>
    <style:style style:name="P19" style:family="paragraph" style:parent-style-name="Text_20_body" style:list-style-name="L3"/>
    <style:style style:name="P20" style:family="paragraph" style:parent-style-name="Preformatted_20_Text">
      <style:text-properties style:font-name="Courier New" fo:font-size="12pt" style:font-size-asian="12pt" style:font-size-complex="12pt"/>
    </style:style>
    <style:style style:name="P21" style:family="paragraph" style:parent-style-name="Preformatted_20_Text">
      <style:text-properties style:font-name="Courier New" fo:font-size="10pt" style:font-size-asian="10pt" style:font-size-complex="10pt"/>
    </style:style>
    <style:style style:name="P22" style:family="paragraph" style:parent-style-name="Text_20_body">
      <style:text-properties style:font-name="Courier New"/>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text-properties style:font-name="Times New Roman2"/>
    </style:style>
    <style:style style:name="P26" style:family="paragraph" style:parent-style-name="Text_20_body" style:list-style-name="L6">
      <style:paragraph-properties fo:margin-top="0in" fo:margin-bottom="0in"/>
    </style:style>
    <style:style style:name="P27" style:family="paragraph" style:parent-style-name="Heading_20_3">
      <style:paragraph-properties fo:break-before="page"/>
    </style:style>
    <style:style style:name="P28" style:family="paragraph" style:parent-style-name="Text_20_body">
      <style:text-properties style:font-name="Courier New" fo:font-size="12pt" style:font-size-asian="12pt" style:font-size-complex="12pt"/>
    </style:style>
    <style:style style:name="P29" style:family="paragraph" style:parent-style-name="Text_20_body">
      <style:text-properties fo:font-size="10pt" style:font-size-asian="10pt" style:font-size-complex="10pt"/>
    </style:style>
    <style:style style:name="P30" style:family="paragraph" style:parent-style-name="Text_20_body" style:list-style-name="L7"/>
    <style:style style:name="P31" style:family="paragraph" style:parent-style-name="Text_20_body" style:list-style-name="L8">
      <style:text-properties style:font-name="Courier New" fo:font-size="12pt" style:font-size-asian="12pt" style:font-size-complex="12pt"/>
    </style:style>
    <style:style style:name="P32" style:family="paragraph" style:parent-style-name="Preformatted_20_Text">
      <style:text-properties style:font-name="Courier New" fo:font-size="11pt" style:font-size-asian="11pt" style:font-size-complex="11pt"/>
    </style:style>
    <style:style style:name="P33" style:family="paragraph" style:parent-style-name="Preformatted_20_Text">
      <style:paragraph-properties fo:margin-top="0in" fo:margin-bottom="0.1965in"/>
      <style:text-properties style:font-name="Courier New" fo:font-size="11pt" style:font-size-asian="11pt" style:font-size-complex="11pt"/>
    </style:style>
    <style:style style:name="P34" style:family="paragraph" style:parent-style-name="Preformatted_20_Text">
      <style:text-properties fo:font-size="11pt" style:font-size-asian="11pt" style:font-size-complex="11pt"/>
    </style:style>
    <style:style style:name="P35" style:family="paragraph" style:parent-style-name="Text_20_body" style:list-style-name="L9"/>
    <style:style style:name="P36" style:family="paragraph" style:parent-style-name="Text_20_body" style:list-style-name="L10">
      <style:paragraph-properties fo:margin-top="0in" fo:margin-bottom="0in"/>
    </style:style>
    <style:style style:name="P37" style:family="paragraph" style:parent-style-name="Text_20_body" style:list-style-name="L10"/>
    <style:style style:name="P38" style:family="paragraph" style:parent-style-name="Standard">
      <style:text-properties fo:font-weight="bold" style:font-weight-asian="bold" style:font-weight-complex="bold"/>
    </style:style>
    <style:style style:name="P39" style:family="paragraph" style:parent-style-name="Standard">
      <style:text-properties fo:font-weight="normal" style:font-weight-asian="normal" style:font-weight-complex="normal"/>
    </style:style>
    <style:style style:name="P40" style:family="paragraph" style:parent-style-name="Text_20_body">
      <style:text-properties fo:font-weight="bold"/>
    </style:style>
    <style:style style:name="P41" style:family="paragraph" style:parent-style-name="Standard">
      <style:paragraph-properties fo:break-before="page"/>
      <style:text-properties fo:font-weight="bold" style:font-weight-asian="bold" style:font-weight-complex="bold"/>
    </style:style>
    <style:style style:name="P42" style:family="paragraph" style:parent-style-name="Preformatted_20_Text">
      <style:paragraph-properties fo:margin-top="0in" fo:margin-bottom="0.1965in"/>
      <style:text-properties style:font-name="Courier New" fo:font-size="12pt" style:font-size-asian="12pt" style:font-size-complex="12pt"/>
    </style:style>
    <style:style style:name="P43" style:family="paragraph" style:parent-style-name="Text_20_body" style:list-style-name="L11"/>
    <style:style style:name="P44" style:family="paragraph" style:parent-style-name="Text_20_body">
      <style:text-properties style:font-name="Courier New" fo:font-size="10pt" fo:font-style="normal" style:font-size-asian="10pt" style:font-style-asian="normal" style:font-size-complex="10pt" style:font-style-complex="normal"/>
    </style:style>
    <style:style style:name="P45" style:family="paragraph" style:parent-style-name="Standard">
      <style:text-properties style:font-name="Courier New"/>
    </style:style>
    <style:style style:name="P46" style:family="paragraph" style:parent-style-name="Heading_20_4">
      <style:text-properties fo:font-weight="bold" style:font-weight-asian="bold" style:font-weight-complex="bold"/>
    </style:style>
    <style:style style:name="P47" style:family="paragraph" style:parent-style-name="Standard">
      <style:text-properties style:font-name="Courier New" fo:font-size="10pt" style:font-size-asian="10pt" style:font-size-complex="10pt"/>
    </style:style>
    <style:style style:name="P48" style:family="paragraph" style:parent-style-name="Standard">
      <style:text-properties style:font-name="Times New Roman3" fo:font-size="12pt" style:font-size-asian="12pt" style:font-size-complex="12pt"/>
    </style:style>
    <style:style style:name="P49" style:family="paragraph" style:parent-style-name="Text_20_body" style:list-style-name="L12">
      <style:paragraph-properties fo:margin-top="0in" fo:margin-bottom="0in"/>
    </style:style>
    <style:style style:name="P50" style:family="paragraph" style:parent-style-name="Text_20_body" style:list-style-name="L12"/>
    <style:style style:name="P51" style:family="paragraph" style:parent-style-name="Text_20_body">
      <style:paragraph-properties fo:margin-top="0in" fo:margin-bottom="0in"/>
      <style:text-properties fo:font-weight="bold"/>
    </style:style>
    <style:style style:name="P52" style:family="paragraph" style:parent-style-name="Text_20_body">
      <style:paragraph-properties fo:margin-top="0in" fo:margin-bottom="0in"/>
    </style:style>
    <style:style style:name="P53" style:family="paragraph" style:parent-style-name="Text_20_body" style:list-style-name="L13">
      <style:paragraph-properties fo:margin-top="0in" fo:margin-bottom="0in"/>
    </style:style>
    <style:style style:name="P54" style:family="paragraph" style:parent-style-name="Heading_20_3">
      <style:text-properties fo:background-color="transparent"/>
    </style:style>
    <style:style style:name="P55" style:family="paragraph" style:parent-style-name="Text_20_body">
      <style:text-properties fo:background-color="transparent"/>
    </style:style>
    <style:style style:name="P56" style:family="paragraph" style:parent-style-name="Preformatted_20_Text">
      <style:text-properties style:font-name="Courier New" fo:font-size="11pt" fo:font-weight="bold" style:font-size-asian="11pt" style:font-weight-asian="bold" style:font-size-complex="11pt" style:font-weight-complex="bold"/>
    </style:style>
    <style:style style:name="P57" style:family="paragraph" style:parent-style-name="Standard" style:list-style-name="L14"/>
    <style:style style:name="P58" style:family="paragraph" style:parent-style-name="Text_20_body">
      <style:text-properties fo:font-style="italic" fo:font-weight="bold" fo:background-color="transparent" style:font-style-asian="italic" style:font-weight-asian="bold" style:font-style-complex="italic" style:font-weight-complex="bold"/>
    </style:style>
    <style:style style:name="P59" style:family="paragraph" style:parent-style-name="Text_20_body">
      <style:text-properties style:font-name="Courier New" fo:background-color="transparent"/>
    </style:style>
    <style:style style:name="P60" style:family="paragraph" style:parent-style-name="Text_20_body" style:list-style-name="L15">
      <style:paragraph-properties fo:margin-top="0in" fo:margin-bottom="0in"/>
    </style:style>
    <style:style style:name="P61" style:family="paragraph" style:parent-style-name="Text_20_body" style:list-style-name="L15"/>
    <style:style style:name="P62" style:family="paragraph" style:parent-style-name="Standard" style:list-style-name="L16">
      <style:text-properties fo:font-weight="bold" style:font-weight-asian="bold" style:font-weight-complex="bold"/>
    </style:style>
    <style:style style:name="P63" style:family="paragraph" style:parent-style-name="Text_20_body" style:list-style-name="L17">
      <style:paragraph-properties fo:margin-top="0in" fo:margin-bottom="0in"/>
      <style:text-properties style:font-name="Courier New" fo:font-size="11pt" style:font-size-asian="11pt" style:font-size-complex="11pt"/>
    </style:style>
    <style:style style:name="P64" style:family="paragraph" style:parent-style-name="Text_20_body" style:list-style-name="L17"/>
    <style:style style:name="P65"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Courier New" fo:font-size="12pt" style:font-size-asian="12pt" style:font-size-complex="12pt"/>
    </style:style>
    <style:style style:name="T8" style:family="text">
      <style:text-properties style:font-name="Courier New" fo:font-style="italic" style:font-style-asian="italic" style:font-style-complex="italic"/>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style:font-weight-asian="normal" style:font-weight-complex="normal"/>
    </style:style>
    <style:style style:name="T12" style:family="text" style:parent-style-name="Teletype">
      <style:text-properties fo:font-weight="normal" style:font-weight-asian="normal" style:font-weight-complex="normal"/>
    </style:style>
    <style:style style:name="T13" style:family="text" style:parent-style-name="Teletype">
      <style:text-properties style:font-name="Courier New"/>
    </style:style>
    <style:style style:name="T14" style:family="text">
      <style:text-properties style:font-name="Thorndale1"/>
    </style:style>
    <style:style style:name="T15" style:family="text">
      <style:text-properties style:font-name="Courier New" fo:font-size="10pt" fo:font-weight="normal" style:font-size-asian="10pt" style:font-weight-asian="normal" style:font-size-complex="10pt"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ext:bookmark-start text:name="DDE_LINK1"/>Installation Guide</text:p>
      <text:p text:style-name="P3"/>
      <text:p text:style-name="P3"/>
      <text:p text:style-name="P4">Apache Roller</text:p>
      <text:p text:style-name="P5"><text:s/>(incubating) </text:p>
      <text:p text:style-name="P4"><text:bookmark-end text:name="DDE_LINK1"/>Version 3.2</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8"><text:s text:c="6"/>http://www.apache.org/licenses/LICENSE-2.0</text:p>
      <text:p text:style-name="P8">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Introduction<text:tab/>4</text:p>
          <text:p text:style-name="P10">STEP 1: Before you install Roller<text:tab/>5</text:p>
          <text:p text:style-name="P10">STEP 2: Unpack the Roller distribution<text:tab/>6</text:p>
          <text:p text:style-name="P11">UNIX example<text:tab/>6</text:p>
          <text:p text:style-name="P11">Windows example<text:tab/>6</text:p>
          <text:p text:style-name="P11">Roller distribution layout<text:tab/>6</text:p>
          <text:p text:style-name="P11">The ROLLER environment variable<text:tab/>6</text:p>
          <text:p text:style-name="P10">STEP 3: Install required third party jars<text:tab/>7</text:p>
          <text:p text:style-name="P12">STEP 3.1: Download and install Hibernate<text:tab/>7</text:p>
          <text:p text:style-name="P12">STEP 3.2: Install JDBC driver jar(s)<text:tab/>7</text:p>
          <text:p text:style-name="P11">UNIX example<text:tab/>7</text:p>
          <text:p text:style-name="P11">Windows example<text:tab/>7</text:p>
          <text:p text:style-name="P11">NOTES<text:tab/>7</text:p>
          <text:p text:style-name="P12">STEP 3.3: Install JavaMail and Activation jars<text:tab/>9</text:p>
          <text:p text:style-name="P11">UNIX example<text:tab/>9</text:p>
          <text:p text:style-name="P11">Windows example<text:tab/>9</text:p>
          <text:p text:style-name="P11">NOTES<text:tab/>9</text:p>
          <text:p text:style-name="P10">STEP 4: Create Roller tables in your database<text:tab/>10</text:p>
          <text:p text:style-name="P11">UNIX example<text:tab/>10</text:p>
          <text:p text:style-name="P11">Windows example<text:tab/>10</text:p>
          <text:p text:style-name="P10">STEP 5: Deploy Roller to your application server<text:tab/>12</text:p>
          <text:p text:style-name="P10">STEP 6: Check your internationalization settings<text:tab/>14</text:p>
          <text:p text:style-name="P11">Check your application server's URI encoding setting!<text:tab/>14</text:p>
          <text:p text:style-name="P10">STEP 7: Setup Roller data directories <text:tab/>15</text:p>
          <text:p text:style-name="P12">STEP 7.1: Create uploads directory<text:tab/>15</text:p>
          <text:p text:style-name="P12">STEP 7.2: Create search-index directory<text:tab/>15</text:p>
          <text:p text:style-name="P12">STEP 7.3: Create planet-cache directory (optional)<text:tab/>15</text:p>
          <text:p text:style-name="P12">STEP 7.4: Make sure that the logs subdirectory exists<text:tab/>15</text:p>
          <text:p text:style-name="P10">STEP 8: Review Roller configuration<text:tab/>16</text:p>
          <text:p text:style-name="P12">STEP 8.1: Review the WEB-INF/classes/roller.properties file<text:tab/>16</text:p>
          <text:p text:style-name="P11">Where to define custom properties<text:tab/>16</text:p>
          <text:p text:style-name="P11">What properties you should set<text:tab/>16</text:p>
          <text:p text:style-name="P12">STEP 8.2: Change keys in the WEB-INF/security.xml file<text:tab/>17</text:p>
          <text:p text:style-name="P12">STEP 8.3: Verify the database dialet setting in the Hibernate configuration file<text:tab/>17</text:p>
          <text:p text:style-name="P10">STEP 9: Start Tomcat and start using Roller<text:tab/>18</text:p>
          <text:p text:style-name="P11">UNIX example<text:tab/>18</text:p>
          <text:p text:style-name="P11">Windows example<text:tab/>18</text:p>
          <text:p text:style-name="P11">You're done! <text:tab/>18</text:p>
          <text:p text:style-name="P10">Appendix A: Upgrading an existing Roller installation<text:tab/>19</text:p>
          <text:p text:style-name="P12">Important notes about Roller 3.0<text:tab/>19</text:p>
          <text:p text:style-name="P12">UPGRADE STEP 1: Shutdown and backup your old Roller <text:tab/>20</text:p>
          <text:p text:style-name="P12">UPGRADE STEP 2: Install the new Roller <text:tab/>20</text:p>
          <text:p text:style-name="P12">UPGRADE STEP 3: Copy resources and update configs <text:tab/>20</text:p>
          <text:p text:style-name="P11">3.1 Copy your old resources and other files you've added<text:tab/>20</text:p>
          <text:p text:style-name="P11">3.2 Remove JavaMail jars if duplicated<text:tab/>20</text:p>
          <text:p text:style-name="P11">3.3 Review configuration properties<text:tab/>21</text:p>
          <text:p text:style-name="P12">UPGRADE STEP 4: Upgrade the database <text:tab/>21</text:p>
          <text:p text:style-name="P12">UPGRADE STEP 5: Startup your app server <text:tab/>21</text:p>
          <text:p text:style-name="P11">And you're done! <text:tab/>21</text:p>
          <text:p text:style-name="P10">Appendix B: The WEB-INF/roller.properties file<text:tab/>23</text:p>
        </text:index-body>
      </text:table-of-content>
      <text:p text:style-name="Standard"/>
      <text:h text:style-name="P13" text:outline-level="2"><text:bookmark text:name="section-InstallationGuide_2.x-Introduction"/>Introduction</text:h>
      <text:p text:style-name="P14">This document describes how to install Roller in the following environment: </text:p>
      <text:list text:style-name="L2">
        <text:list-item>
          <text:p text:style-name="P15">Operating System: <text:tab/><text:tab/>UNIX or Windows based operating system </text:p>
        </text:list-item>
        <text:list-item>
          <text:p text:style-name="P15">Java development kit: <text:tab/><text:tab/>Java 2 SE 1.4 SDK (or later)</text:p>
        </text:list-item>
        <text:list-item>
          <text:p text:style-name="P15">Application server: <text:tab/><text:tab/>Tomcat 5.X (or later)</text:p>
        </text:list-item>
        <text:list-item>
          <text:p text:style-name="P16">Relational Database:<text:tab/><text:tab/>MySQL 4.X (or later)</text:p>
        </text:list-item>
      </text:list>
      <text:p text:style-name="P14"/>
      <text:p text:style-name="P14">NOTE: If you're upgrading from an earlier release of Roller, read Appendix A first</text:p>
      <text:p text:style-name="P14"/>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3" text:outline-level="2"><text:bookmark text:name="section-InstallationGuide_2.x-STEP1Prerequisites1"/>STEP 1: <text:bookmark text:name="ref-InstallationGuide_2.x-1"/>Before you install Roller</text:h>
      <text:p text:style-name="P17">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8"><text:tab/>% export CATALINA_HOME=/opt/jakarta-tomcat-5.5.9</text:p>
      <text:p text:style-name="Text_20_body"/>
      <text:p text:style-name="Text_20_body">For UNIX with c-shell:</text:p>
      <text:p text:style-name="P18"><text:tab/>% setenv CATALINA_HOME /opt/jakarta-tomcat-5.5.9</text:p>
      <text:p text:style-name="Text_20_body"/>
      <text:p text:style-name="Text_20_body">For Windows with DOS shell</text:p>
      <text:p text:style-name="P18"><text:tab/>C&gt; set CATALINA_HOME d:\jakarta-tomcat-5.5.9</text:p>
      <text:p text:style-name="Standard"/>
      <text:p text:style-name="P14">NOTES</text:p>
      <text:list text:style-name="L3">
        <text:list-item>
          <text:p text:style-name="P19">For MySQL, make sure you enable UTF-8 support. See the page Setting Up UTF-8 on MySQL page on the Roller wiki for details.</text:p>
        </text:list-item>
        <text:list-item>
          <text:p text:style-name="P19">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3"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 are some examples to show you how you might unpack Roller on your computer.</text:p>
      <text:h text:style-name="Heading_20_4" text:outline-level="4">UNIX example</text:h>
      <text:p text:style-name="Text_20_body">Assuming you download the distribution into your home directory and you'd like to install Roller into <text:span text:style-name="T5">/usr/local</text:span> you might do something like this in the bash shell:</text:p>
      <text:p text:style-name="P20"><text:tab/>% cd /usr/local</text:p>
      <text:p text:style-name="P20"><text:tab/>% tar xzvf ~/apache-roller-3.0-incubating.tar.gz</text:p>
      <text:p text:style-name="P21"/>
      <text:p text:style-name="Text_20_body">That would create the Roller installation directory <text:span text:style-name="T5">/usr/local/apache-roller-3.0-incubating</text:span>. </text:p>
      <text:h text:style-name="Heading_20_4" text:outline-level="4">Windows example</text:h>
      <text:p text:style-name="Text_20_body">You can Use WinZip to extract the Roller distribution file into the directory of your choice. </text:p>
      <text:h text:style-name="Heading_20_4" text:outline-level="4">Roller distribution layout</text:h>
      <text:p text:style-name="Text_20_body">Once you've extracted the files you'll see that the Roller release contains two directories and a couple of text files:</text:p>
      <text:p text:style-name="Text_20_body"><text:tab/>docs<text:tab/><text:tab/><text:tab/>Directory containing Roller documentation</text:p>
      <text:p text:style-name="Text_20_body"><text:tab/>webapp/roller<text:tab/><text:tab/>Directory containing rhe Roller web application in WAR directory layout</text:p>
      <text:p text:style-name="Text_20_body"><text:tab/>README.txt<text:tab/><text:tab/>Explains what Roller is</text:p>
      <text:p text:style-name="Text_20_body"><text:tab/>CHANGES.txt<text:tab/>Lists changes made in each release</text:p>
      <text:p text:style-name="Text_20_body"><text:tab/>NOTICE.txt<text:tab/><text:tab/>Copyright notices and credits</text:p>
      <text:p text:style-name="Text_20_body"><text:tab/>LICENSE.txt<text:tab/><text:tab/>The Apache Software License</text:p>
      <text:h text:style-name="Heading_20_4" text:outline-level="4">The ROLLER environment variable</text:h>
      <text:p text:style-name="Text_20_body">In this guide, we'll refer to the Roller web application directory using the ROLLER environment variable. In UNIX this will be $ROLLER. In Windows, it will be %ROLLER%. You don't <text:span text:style-name="T6">have</text:span> to set the ROLLER environment variable, we just use it to simplify the installation guide, but here's how you'd do it.</text:p>
      <text:p text:style-name="Text_20_body">UNIX example (assuming you installed into <text:span text:style-name="T5">/usr/local</text:span>):</text:p>
      <text:p text:style-name="P22"><text:tab/>% set $ROLLER = /usr/local/apache-roller-3.0-incubating/webapp/roller</text:p>
      <text:p text:style-name="Text_20_body">Windows example (assuming you installed into <text:span text:style-name="T5">c:\</text:span>)</text:p>
      <text:p text:style-name="P22"><text:tab/>% set %ROLLER% = c:\apache-roller-3.0-incubating/webapp/roller</text:p>
      <text:p text:style-name="Text_20_body"><text:bookmark-start text:name="DDE_LINK3"/><text:bookmark-end text:name="DDE_LINK3"/></text:p>
      <text:h text:style-name="Heading_20_2" text:outline-level="2"/>
      <text:h text:style-name="P13"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3.1: <text:bookmark-start text:name="DDE_LINK4"/>Download and install Hibernate<text:bookmark-end text:name="DDE_LINK4"/></text:h>
      <text:p text:style-name="Text_20_body">Roller <text:span text:style-name="T6">requires</text:span> the Hibernate persistence library, which you must download separately from Roller. </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3">hibernate3.jar</text:p>
        </text:list-item>
        <text:list-item>
          <text:p text:style-name="P23">asm-attrs.jar</text:p>
        </text:list-item>
      </text:list>
      <text:list text:style-name="L5">
        <text:list-item>
          <text:p text:style-name="P24">asm.jar</text:p>
        </text:list-item>
        <text:list-item>
          <text:p text:style-name="P24">cglib-2.1.3.jar</text:p>
        </text:list-item>
        <text:list-item>
          <text:p text:style-name="P24">dom4j.1.6.1.jar</text:p>
        </text:list-item>
        <text:list-item>
          <text:p text:style-name="P24">ehcache-1.1.jar</text:p>
        </text:list-item>
        <text:list-item>
          <text:p text:style-name="P24">jdbc2_0-stdext.jar</text:p>
        </text:list-item>
        <text:list-item>
          <text:p text:style-name="P24">jta.jar</text:p>
        </text:list-item>
      </text:list>
      <text:p text:style-name="Text_20_body">The Roller Support project at Java.Net offers some bundles that might make this part of the installation easier. Visit <text:a xlink:type="simple" xlink:href="http://roller.dev.java.net/">http://roller.dev.java.net</text:a> for more information.</text:p>
      <text:h text:style-name="Heading_20_3" text:outline-level="3">STEP 3.2: Install JDBC driver jar(s)</text:h>
      <text:p text:style-name="P25">Download the JDBC driver jar for your database and put it in the classpath of your application server. For example, assuming Tomcat and MySQL, you'd download the J/Connector JDBC driver from mysql.com and you'd place it in the Tomcat common/lib directory.</text:p>
      <text:h text:style-name="Heading_20_4" text:outline-level="4">UNIX example</text:h>
      <text:p text:style-name="P18"><text:tab/>% cp mysql-connector.jar $CATALINA_HOME/common/lib</text:p>
      <text:h text:style-name="Heading_20_4" text:outline-level="4">Windows example</text:h>
      <text:p text:style-name="P18"><text:tab/>C&gt; copy mysql-connector.jar %CATALINA_HOME%\common\lib</text:p>
      <text:h text:style-name="Heading_20_4" text:outline-level="4">NOTES</text:h>
      <text:list text:style-name="L6">
        <text:list-item>
          <text:p text:style-name="P26">For MySQL 4.1.X users, we recommend that you use the J/Connector 3.0.X JDBC drivers instead of the newer 3.1.X series. If you <text:span text:style-name="T6">must</text:span> use J/Connector/J 3.1.X then please read <text:span text:style-name="T6">Installation FAQ</text:span> page item #13 on the Roller wiki.</text:p>
        </text:list-item>
        <text:list-item>
          <text:p text:style-name="P26">For MySQL 5.X users, we recommend that you use the J/Connector 3.1.X JDBC drivers instead of the newer 3.1.X series, you'll also need to change the Hibernate configuration file to use the MySQL5 dialect (see Section 8.3 for details on that).</text:p>
        </text:list-item>
      </text:list>
      <text:p text:style-name="Text_20_body"/>
      <text:h text:style-name="P27" text:outline-level="3">STEP 3.3: Install JavaMail and Activation jars</text:h>
      <text:p text:style-name="Text_20_body">If you like to use Roller's e-mail notification features, you'll need to add the JavaMail and Activation jars to your application server's classpath. Currently, we ship these jars with Roller, but you will need to <text:s/><text:span text:style-name="T1">move</text:span> them from the Roller <text:span text:style-name="T5">WEB-INF/lib</text:span> directory and into the Tomcat <text:span text:style-name="T5">common/lib</text:span> directory, or your server's equivalent location.</text:p>
      <text:h text:style-name="Heading_20_4" text:outline-level="4">UNIX example</text:h>
      <text:p text:style-name="P28"><text:tab/>% mv $ROLLER/WEB-INF/lib/mail.jar $CATALINA_HOME/common/lib</text:p>
      <text:p text:style-name="P29"><text:span text:style-name="T7"><text:tab/>% mv $ROLLER/WEB-INF/lib/activation.jar $CATALINA_HOME/common/lib</text:span><text:tab/></text:p>
      <text:h text:style-name="Heading_20_4" text:outline-level="4">Windows example</text:h>
      <text:p text:style-name="P28"><text:tab/>c&gt; move %ROLLER%\WEB-INF\lib\mail.jar %CATALINA_HOME%\common\lib</text:p>
      <text:p text:style-name="P28"><text:tab/>C&gt; move %ROLLER%\WEB-INF\lib\activation.jar %CATALINA_HOME%\common\lib</text:p>
      <text:h text:style-name="Heading_20_4" text:outline-level="4">NOTES</text:h>
      <text:list text:style-name="L7">
        <text:list-item>
          <text:p text:style-name="P30">To enable the Roller's e-mail notification features, you'll also need to setup a mail session resource in your application server configuration file (see the next section) and you'll need to configure e-mail notification in the Roller UI.</text:p>
        </text:list-item>
      </text:list>
      <text:h text:style-name="P13"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 Roller includes database creation scripts for a variety of database, but MySQL is the most widely used and best supported option. You can find the database creation scripts in the Roller webapp directory <text:span text:style-name="T5">$ROLLER/WEB-INF/dbscripts/</text:span><text:span text:style-name="T8">&lt;dbname&gt;</text:span>. Here's the list of scripts currently in Roller:</text:p>
      <text:list text:style-name="L8">
        <text:list-item>
          <text:p text:style-name="P31">WEB-INF/dbscripts/mysql/creatdb.sql<text:tab/></text:p>
        </text:list-item>
        <text:list-item>
          <text:p text:style-name="P31">WEB-INF/dbscripts/postgresql/creatdb.sql<text:tab/></text:p>
        </text:list-item>
        <text:list-item>
          <text:p text:style-name="P31">WEB-INF/dbscripts/hsqldb/creatdb.sql</text:p>
        </text:list-item>
        <text:list-item>
          <text:p text:style-name="P31">WEB-INF/dbscripts/derby/creatdb.sql</text:p>
        </text:list-item>
        <text:list-item>
          <text:p text:style-name="P31">WEB-INF/dbscripts/db2/creatdb.sql</text:p>
        </text:list-item>
        <text:list-item>
          <text:p text:style-name="P31">WEB-INF/dbscripts/oracle/creatdb.sql</text:p>
        </text:list-item>
        <text:list-item>
          <text:p text:style-name="P31">WEB-INF/dbscripts/oracle/creatdb.sql</text:p>
        </text:list-item>
      </text:list>
      <text:p text:style-name="Text_20_body">Here are some examples to show you how you might create the Roller tables in MySQL:</text:p>
      <text:h text:style-name="Heading_20_4" text:outline-level="4">UNIX example</text:h>
      <text:p text:style-name="P32"><text:tab/>% cd $ROLLER/WEB-INF/dbscripts/mysql</text:p>
      <text:p text:style-name="P32"><text:tab/>%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h text:style-name="Heading_20_4" text:outline-level="4">Windows example</text:h>
      <text:p text:style-name="P34"><text:tab/><text:span text:style-name="T5">C&gt; cd %ROLLER%\WEB-INF\dbscripts\mysql</text:span></text:p>
      <text:p text:style-name="P32"><text:tab/>C&gt;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p text:style-name="P14">NOTES</text:p>
      <text:list text:style-name="L9">
        <text:list-item>
          <text:p text:style-name="P35">For MySQL, don't forget to call <text:span text:style-name="T6">flush privileges </text:span><text:span text:style-name="T3">to commit your changes to MySQL.</text:span></text:p>
        </text:list-item>
        <text:list-item>
          <text:p text:style-name="P35">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h text:style-name="P13"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10">
        <text:list-item>
          <text:p text:style-name="P36">Where to find the Roller installation directory <text:s/></text:p>
        </text:list-item>
        <text:list-item>
          <text:p text:style-name="P37">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8">Example context configuration file for Tomcat 5.0.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32">&lt;Context path="/roller" docBase="<text:span text:style-name="T1">/usr/local/apache-roller-3.0-incubating/webapp/roller</text:span>" debug="0"&gt;</text:p>
      <text:p text:style-name="P32"><text:s text:c="2"/>&lt;Resource name="jdbc/rollerdb" auth="Container" type="javax.sql.DataSource" /&gt;</text:p>
      <text:p text:style-name="P32"><text:s text:c="2"/>&lt;ResourceParams name="jdbc/rollerdb"&gt;</text:p>
      <text:p text:style-name="P32"><text:s text:c="4"/>&lt;parameter&gt;</text:p>
      <text:p text:style-name="P32"><text:s text:c="7"/>&lt;name&gt;factory&lt;/name&gt;</text:p>
      <text:p text:style-name="P32"><text:s text:c="7"/>&lt;value&gt;org.apache.commons.dbcp.BasicDataSourceFactory&lt;/value&gt;</text:p>
      <text:p text:style-name="P32"><text:s text:c="4"/>&lt;/parameter&gt;</text:p>
      <text:p text:style-name="P32"><text:s text:c="4"/>&lt;parameter&gt;</text:p>
      <text:p text:style-name="P32"><text:s text:c="7"/>&lt;name&gt;driverClassName&lt;/name&gt;</text:p>
      <text:p text:style-name="P32"><text:s text:c="7"/>&lt;value&gt;com.mysql.jdbc.Driver&lt;/value&gt;</text:p>
      <text:p text:style-name="P32"><text:s text:c="4"/>&lt;/parameter&gt;</text:p>
      <text:p text:style-name="P32"><text:s text:c="4"/>&lt;parameter&gt; <text:s text:c="7"/></text:p>
      <text:p text:style-name="P32"><text:s text:c="7"/>&lt;name&gt;url&lt;/name&gt;</text:p>
      <text:p text:style-name="P32"><text:s text:c="7"/>&lt;value&gt;</text:p>
      <text:p text:style-name="P32"><text:s text:c="7"/><text:span text:style-name="T1">jdbc:mysql://localhost:3306/roller?autoReconnect=true&amp;amp;useUnicode=true&amp;amp;characterEncoding=utf-8&amp;amp;mysqlEncoding=utf8</text:span></text:p>
      <text:p text:style-name="P32"><text:s text:c="7"/>&lt;/value&gt;</text:p>
      <text:p text:style-name="P32"><text:s text:c="4"/>&lt;/parameter&gt;</text:p>
      <text:p text:style-name="P32"><text:s text:c="4"/>&lt;parameter&gt;&lt;name&gt;username&lt;/name&gt;&lt;value&gt;<text:span text:style-name="T1">scott</text:span>&lt;/value&gt;&lt;/parameter&gt;</text:p>
      <text:p text:style-name="P32"><text:s text:c="4"/>&lt;parameter&gt;&lt;name&gt;password&lt;/name&gt;&lt;value&gt;<text:span text:style-name="T1">tiger</text:span>&lt;/value&gt;&lt;/parameter&gt;</text:p>
      <text:p text:style-name="P32"><text:s text:c="4"/>&lt;parameter&gt;&lt;name&gt;maxActive&lt;/name&gt;&lt;value&gt;20&lt;/value&gt;&lt;/parameter&gt;</text:p>
      <text:p text:style-name="P32"><text:s text:c="4"/>&lt;parameter&gt;&lt;name&gt;maxIdle&lt;/name&gt;&lt;value&gt;3&lt;/value&gt;&lt;/parameter&gt;</text:p>
      <text:p text:style-name="P32"><text:s text:c="4"/>&lt;parameter&gt;&lt;name&gt;removeAbandoned&lt;/name&gt;&lt;value&gt;true&lt;/value&gt;&lt;/parameter&gt;</text:p>
      <text:p text:style-name="P32"><text:s text:c="4"/>&lt;parameter&gt;&lt;name&gt;maxWait&lt;/name&gt;&lt;value&gt;3000&lt;/value&gt;&lt;/parameter&gt;</text:p>
      <text:p text:style-name="P32"><text:s text:c="2"/>&lt;/ResourceParams&gt;</text:p>
      <text:p text:style-name="P32"><text:s text:c="2"/>&lt;!-- If you want e-mail features, un-comment the section below --&gt;</text:p>
      <text:p text:style-name="P32"><text:s text:c="2"/>&lt;!--</text:p>
      <text:p text:style-name="P32"><text:s text:c="2"/>&lt;Resource name="mail/Session" auth="Container" type="javax.mail.Session"/&gt;</text:p>
      <text:p text:style-name="P32"><text:s text:c="4"/>&lt;ResourceParams name="mail/Session"&gt;</text:p>
      <text:p text:style-name="P32"><text:s text:c="6"/>&lt;parameter&gt;</text:p>
      <text:p text:style-name="P32"><text:s text:c="8"/>&lt;name&gt;mail.smtp.host&lt;/name&gt;</text:p>
      <text:p text:style-name="P32"><text:s text:c="8"/>&lt;value&gt;mailhost.example.com&lt;/value&gt;</text:p>
      <text:p text:style-name="P32"><text:s text:c="6"/>&lt;/parameter&gt;</text:p>
      <text:p text:style-name="P32"><text:s text:c="2"/>&lt;/ResourceParams&gt;</text:p>
      <text:p text:style-name="P32"><text:s text:c="2"/>--&gt;</text:p>
      <text:p text:style-name="P33">&lt;/Context&gt;</text:p>
      <text:p text:style-name="P40"/>
      <text:p text:style-name="P41">Example context configuration file for Tomcat 5.5.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9"/>
      <text:p text:style-name="P20">&lt;Context path="/roller" docBase="<text:span text:style-name="T9">/usr/local/apache-roller-3.0-incubating/webapp/roller</text:span>" debug="0"&gt;</text:p>
      <text:p text:style-name="P20"><text:s text:c="2"/>&lt;Resource name="jdbc/rollerdb" auth="Container" </text:p>
      <text:p text:style-name="P20"><text:s text:c="6"/>type="javax.sql.DataSource"</text:p>
      <text:p text:style-name="P20"><text:s text:c="4"/>driverClassName="com.mysql.jdbc.Driver"</text:p>
      <text:p text:style-name="P20"><text:s text:c="4"/>url="<text:span text:style-name="T1">jdbc:mysql://localhost:3306/roller?autoReconnect=true&amp;amp;useUnicode=true&amp;amp;characterEncoding=utf-8&amp;amp;mysqlEncoding=utf8</text:span>"</text:p>
      <text:p text:style-name="P20"><text:s text:c="4"/>username="<text:span text:style-name="T1">scott</text:span>"</text:p>
      <text:p text:style-name="P20"><text:s text:c="4"/>password="<text:span text:style-name="T1">tiger</text:span>"</text:p>
      <text:p text:style-name="P20"><text:s text:c="4"/>maxActive="20"</text:p>
      <text:p text:style-name="P20"><text:s text:c="4"/>maxIdle="3"</text:p>
      <text:p text:style-name="P20"><text:s text:c="4"/>removeAbandoned="true"</text:p>
      <text:p text:style-name="P20"><text:s text:c="4"/>maxWait="3000" /&gt;</text:p>
      <text:p text:style-name="P20"><text:s text:c="2"/>&lt;!-- If you want e-mail features, un-comment the section below --&gt;</text:p>
      <text:p text:style-name="P20"><text:s text:c="2"/>&lt;!--</text:p>
      <text:p text:style-name="P20"><text:s text:c="2"/>&lt;Resource name="mail/Session" auth="Container" </text:p>
      <text:p text:style-name="P20"><text:s text:c="5"/>type="javax.mail.Session"</text:p>
      <text:p text:style-name="P20"><text:s text:c="5"/>mail.smtp.host="mailhost.example.com" /&gt;</text:p>
      <text:p text:style-name="P20"><text:s text:c="2"/>--&gt;</text:p>
      <text:p text:style-name="P42">&lt;/Context&gt;</text:p>
      <text:p text:style-name="P14">NOTES</text:p>
      <text:list text:style-name="L11">
        <text:list-item>
          <text:p text:style-name="P43">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44"><text:tab/>User scott@localhost has more than 'max_user_connections' active connections</text:p>
      <text:p text:style-name="Text_20_body"/>
      <text:p text:style-name="Text_20_body"/>
      <text:p text:style-name="Standard"/>
      <text:h text:style-name="P13"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h text:style-name="Heading_20_4" text:outline-level="4">Check your application server's URI encoding setting!</text:h>
      <text:p text:style-name="Standard">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5"/>
      <text:p text:style-name="P45"><text:s text:c="4"/>&lt;Connector port="8080"</text:p>
      <text:p text:style-name="P45"><text:s text:c="8"/>maxThreads="150" </text:p>
      <text:p text:style-name="P45"><text:s text:c="8"/>minSpareThreads="25" maxSpareThreads="75"</text:p>
      <text:p text:style-name="P45"><text:s text:c="8"/>enableLookups="false" </text:p>
      <text:p text:style-name="P45"><text:s text:c="8"/>redirectPort="8443" </text:p>
      <text:p text:style-name="P45"><text:s text:c="8"/>acceptCount="100"</text:p>
      <text:p text:style-name="P45"><text:s text:c="8"/>debug="0" </text:p>
      <text:p text:style-name="P45"><text:s text:c="8"/>connectionTimeout="20000"</text:p>
      <text:p text:style-name="P45"><text:s text:c="8"/>disableUploadTimeout="true" </text:p>
      <text:p text:style-name="P45"><text:s text:c="8"/><text:span text:style-name="T1">URIEncoding="UTF-8" </text:span><text:s/>/&gt;</text:p>
      <text:p text:style-name="Standard"/>
      <text:p text:style-name="Standard"><text:span text:style-name="T10">And make sure you do this for </text:span><text:span text:style-name="T11">every</text:span><text:span text:style-name="T10"> connector through which you use Roller. For example, if you use the AJP connector or HTTPS connector you need to add the </text:span><text:span text:style-name="T12">URIEncoding="UTF-8"</text:span><text:span text:style-name="T10"> attribute to those connectors as well.</text:span></text:p>
      <text:p text:style-name="Text_20_body"/>
      <text:p text:style-name="Text_20_body"/>
      <text:p text:style-name="Standard"/>
      <text:h text:style-name="P13"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3"><text:tab/>${user.home}/roller_data/uploads</text:span></text:p>
      <text:p text:style-name="Standard"/>
      <text:p text:style-name="Standard">Where <text:span text:style-name="T13">${user.home}</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3">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3"><text:tab/>${user.home}/roller_data/search-index</text:span> </text:p>
      <text:p text:style-name="Text_20_body">Again, <text:span text:style-name="T13">${user.home}</text:span><text:span text:style-name="Teletype"> </text:span>is the Java system property that normally evaluates to the home directory of the user identity executing the server's JVM process. You can specify a different directory by overriding the property <text:span text:style-name="T13">search.index.dir</text:span><text:span text:style-name="Teletype"> </text:span>in <text:span text:style-name="T5">roller.properties</text:span><text:span text:style-name="T14">.</text:span> See step 8 for more information on the Roller configuration override file.</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text:span text:style-name="T5">/var/roller/planet-cache</text:span>). <text:span text:style-name="T15"><text:s/></text:span>See the Roller User Guide for more information on configuring Roller's built-in aggregator.</text:p>
      <text:h text:style-name="Heading_20_3" text:outline-level="3">STEP 7.4: Make sure that the <text:span text:style-name="Teletype">logs</text:span> subdirectory exists</text:h>
      <text:p text:style-name="Standard">The <text:span text:style-name="T13">roller.log</text:span><text:span text:style-name="Teletype"> </text:span>file is written to the location:</text:p>
      <text:p text:style-name="Standard"/>
      <text:p text:style-name="Standard"><text:span text:style-name="T13"><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h text:style-name="P13"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8"><text:tab/>$TOMCAT_HOME/common/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8"><text:tab/># this is how you might do it for tomcat</text:p>
      <text:p text:style-name="P18"><text:tab/>JAVA_OPTS="-Droller.custom.config=/path/to/properties/file"</text:p>
      <text:p text:style-name="P18"><text:tab/>export $JAVA_OPTS</text:p>
      <text:p text:style-name="P18"><text:tab/>$TOMCAT_HOME/bin/startup.sh</text:p>
      <text:h text:style-name="P46" text:outline-level="4"><text:bookmark text:name="section-ConfigurationGuide_2.x-WhatPropertiesYouShouldSet"/>What properties you should set</text:h>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8"><text:tab/>uploads.dir=/app/roller/roller_data/uploads</text:p>
      <text:p text:style-name="P18"><text:tab/>search.index.dir=/app/roller/roller_data/search-index</text:p>
      <text:p text:style-name="P18"><text:s text:c="5"/>passwds.encryption.enabled=true</text:p>
      <text:p text:style-name="P18"/>
      <text:p text:style-name="P18"><text:tab/># etc, etc, etc ... any other properties you want to override</text:p>
      <text:p text:style-name="P47"/>
      <text:p text:style-name="P48"><text:span text:style-name="T1">NOTE: Setting password encryption to true is a very good idea for new Roller sites,</text:span> but if you are upgrading an existing Roller site you'll need to come up with a strategy for converting your old unencrypted passwords before you turn encryption on.</text:p>
      <text:h text:style-name="P27"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6">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2">
        <text:list-item>
          <text:p text:style-name="P49">Find your <text:span text:style-name="T13">WEB-INF/security.xml</text:span> file and open it in a text editor.</text:p>
        </text:list-item>
        <text:list-item>
          <text:p text:style-name="P49">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50">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51"/>
      <text:p text:style-name="P52"><text:span text:style-name="T2">NOTES</text:span> </text:p>
      <text:list text:style-name="L13">
        <text:list-item>
          <text:list>
            <text:list-item>
              <text:p text:style-name="P53">The reason one should change the anonymous provider key is that a granted authorities list is embedded within the anonymous authentication token.</text:p>
            </text:list-item>
          </text:list>
        </text:list-item>
      </text:list>
      <text:h text:style-name="P54" text:outline-level="3">STEP 8.3: Verify the database dialet setting in the Hibernate configuration file</text:h>
      <text:p text:style-name="P55">If you're using MySQL 4.X for Roller, then you can skip this step.</text:p>
      <text:p text:style-name="P55">If you're using some other database with Roller, then you must check the Hibernate dialect setting in the file <text:span text:style-name="T5">WEB-INF/classes/hibernate.cfg.xml</text:span>. <text:s/>In that file, you'll see the section of code shown below. The line shown in bold is the current dialect setting. If you want to switch to another database, move the MySQLDialect line inside the<text:span text:style-name="T5"> &lt;!-- --&gt;</text:span> comments and replace it with the line for your database of choice. </text:p>
      <text:p text:style-name="P55"/>
      <text:p text:style-name="P32">&lt;!-- select SQL dialect, MySQL 3.X or 4.X by default --&gt;</text:p>
      <text:p text:style-name="P56">&lt;property name="dialect"&gt;org.hibernate.dialect.MySQLDialect&lt;/property&gt;</text:p>
      <text:p text:style-name="P32"/>
      <text:p text:style-name="P32">&lt;!--</text:p>
      <text:p text:style-name="P32">If you want to use HSQLDB, PostgreSQL, DB2 or Derby, Oracle, SQLServer then use the right dialect <text:s text:c="2"/></text:p>
      <text:p text:style-name="P32">&lt;property name="dialect"&gt;org.hibernate.dialect.HQLDBDialect&lt;/property&gt; </text:p>
      <text:p text:style-name="P32">&lt;property name="dialect"&gt;org.hibernate.dialect.PostgreSQLDialect&lt;/property&gt;</text:p>
      <text:p text:style-name="P32">&lt;property name="dialect"&gt;org.hibernate.dialect.DB2Dialect&lt;/property&gt;</text:p>
      <text:p text:style-name="P32">&lt;property name="dialect"&gt;org.hibernate.dialect.DerbyDialect&lt;/property&gt;</text:p>
      <text:p text:style-name="P32">&lt;property name="dialect"&gt;org.hibernate.dialect.Oracle9Dialect&lt;/property&gt;</text:p>
      <text:p text:style-name="P32">&lt;property name="dialect"&gt;org.hibernate.dialect.SQLServerDialect&lt;/property&gt;</text:p>
      <text:p text:style-name="P32"/>
      <text:p text:style-name="P32">For MySQL 5.X, use the MySQL5 dialect and J/Connector 3.1.X</text:p>
      <text:p text:style-name="P32">&lt;property name="dialect"&gt;org.hibernate.dialect.MySQL5Dialect&lt;/property&gt;</text:p>
      <text:p text:style-name="P32">--&gt;</text:p>
      <text:p text:style-name="P52"/>
      <text:p text:style-name="P52"/>
      <text:h text:style-name="P13" text:outline-level="2"><text:bookmark text:name="section-InstallationGuide_2.x-STEP9StartTomcatAndRoller9"/>STEP 9: Start Tomcat and start using Roller</text:h>
      <text:p text:style-name="Standard">Start your Servlet Container, open your web browser, browse to the Roller start page and start using Roller. </text:p>
      <text:h text:style-name="P46" text:outline-level="4">UNIX example</text:h>
      <text:p text:style-name="P45"><text:tab/>% cd $CATALINA_HOME/bin</text:p>
      <text:p text:style-name="P45"><text:tab/>% ./startup.sh</text:p>
      <text:h text:style-name="P46" text:outline-level="4">Windows example</text:h>
      <text:p text:style-name="P45"><text:tab/>C&gt; cd %CATALINA_HOME%\bin</text:p>
      <text:p text:style-name="P45"><text:tab/>C&gt; startup</text:p>
      <text:p text:style-name="Standard"/>
      <text:p text:style-name="Standard">If you installed <text:s/>Roller on Tomcat then your Roller start page URL is probably:</text:p>
      <text:p text:style-name="P45"/>
      <text:p text:style-name="P45"><text:tab/>http://localhost:8080/roller</text:p>
      <text:p text:style-name="Standard"/>
      <text:p text:style-name="Standard">When Roller starts up, it will display a startup page that gives you instructions on how to complete the installation by creating a Roller user account, creating a weblog and designating the front-page weblog for the site. Follow those instructions and . . . </text:p>
      <text:h text:style-name="Heading_20_4" text:outline-level="4">You're done! </text:h>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3"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ext:span text:style-name="T5">tomcat/webapps/roller</text:span>) with the new release. The steps are:</text:p>
      <text:list text:style-name="L14">
        <text:list-item>
          <text:p text:style-name="P57">STEP 1: Shutdown and backup your old Roller</text:p>
        </text:list-item>
        <text:list-item>
          <text:p text:style-name="P57">STEP 2: Install the new Roller</text:p>
        </text:list-item>
        <text:list-item>
          <text:p text:style-name="P57">STEP 3: Copy old configuration</text:p>
        </text:list-item>
        <text:list-item>
          <text:p text:style-name="P57">STEP 4: Upgrade the database</text:p>
        </text:list-item>
        <text:list-item>
          <text:p text:style-name="P57">STEP 5: Startup Tomcat </text:p>
        </text:list-item>
      </text:list>
      <text:h text:style-name="P54" text:outline-level="3">Important notes about Roller 3.0</text:h>
      <text:p text:style-name="P55"><text:span text:style-name="T1">WARNING!</text:span> Roller 3.0 is a major release and makes some big changes to the way that Roller works. If you're upgrading you need to be aware of the new URL structure and the new template system.</text:p>
      <text:p text:style-name="P58">The new URL structure</text:p>
      <text:p text:style-name="P55">The most significant change is the new URL structure – we've completely change all of the Roller weblog URLs. We continue to support old Roller URLs, but they are redirected (using HTTP 301) redirects to the new system. That ensures that nobody will get a 404 when accessing your weblog using an old URL, but you'll still want to encourage people to change links that point to your weblog's old URL, which was of the format:</text:p>
      <text:p text:style-name="P59"><text:tab/>http://&lt;hostname&gt;/roller/page/&lt;weblog-handle&gt;</text:p>
      <text:p text:style-name="P55">To use the new format, which is:</text:p>
      <text:p text:style-name="P59"><text:tab/>http://&lt;hostname&gt;/roller/&lt;weblog-handle&gt;</text:p>
      <text:p text:style-name="P55">Unfortunately, some custom templates that use relative URLs will have problem with this new URL structure. So, before you go live you should set-up a test server and allow your users to take a look at their weblogs.</text:p>
      <text:p text:style-name="P58">The new template system</text:p>
      <text:p text:style-name="P55">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55">So, if you are upgrading and you want your weblogs to work, you MUST override this Roller property to enable the old “legacy” template system to work:</text:p>
      <text:p text:style-name="P59"><text:tab/>rendering.legacyModels.enabled=true</text:p>
      <text:p text:style-name="P55">See section 8 for information on overriding Roller startup properties.</text:p>
      <text:p text:style-name="P58">Non-core themes removed</text:p>
      <text:p text:style-name="P55">The Roller project is establishing a community site for sharing and maintaining of themes and plugins. </text:p>
      <text:p text:style-name="P55">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P58">Non-core plugins removed</text:p>
      <text:p text:style-name="P55">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3" text:outline-level="3"><text:bookmark-start text:name="DDE_LINK2"/><text:bookmark text:name="section-UpgradeGuide_2.1-STEP1ShutdownAndBackupYourOldRoller1"/>UPGRADE <text:bookmark-end text:name="DDE_LINK2"/>STEP 1: Shutdown and backup your old Roller <text:bookmark text:name="ref-UpgradeGuide_2.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18"><text:s text:c="3"/>% cd $CATALINA_HOME/bin</text:p>
      <text:p text:style-name="P42"><text:s text:c="3"/>% ./shutdown.sh</text:p>
      <text:p text:style-name="Standard">Backup your database to somewhere safe on your system or to a remote file-system, for example if you use MySQL you might do something like this:</text:p>
      <text:p text:style-name="Standard"/>
      <text:p text:style-name="P45"><text:s text:c="3"/>% mysqldump -u scott -p rollerdb &gt; \</text:p>
      <text:p text:style-name="P45"><text:s text:c="3"/>/somewhere/safe/roller-backup-20050420.dmp</text:p>
      <text:p text:style-name="P45"/>
      <text:p text:style-name="Standard">Here's an example for PostgreSQL users: </text:p>
      <text:p text:style-name="Standard"/>
      <text:p text:style-name="P45"><text:s text:c="3"/>pg_dump -h 127.0.0.1 -W -U scott rollerdb &gt; roller.db</text:p>
      <text:p text:style-name="Standard"/>
      <text:p text:style-name="Standard">Move your Roller files to somewhere safe, for example: </text:p>
      <text:p text:style-name="Standard"/>
      <text:p text:style-name="P20"><text:s text:c="3"/>% cd $CATALINA_HOME/webapps</text:p>
      <text:p text:style-name="P20"><text:s text:c="3"/>% mkdir /somewhere/safe/roller-old</text:p>
      <text:p text:style-name="P42"><text:s text:c="3"/>% mv roller /somewhere/safe/roller-old</text:p>
      <text:h text:style-name="Heading_20_3" text:outline-level="3"><text:bookmark text:name="section-UpgradeGuide_2.1-STEP1ShutdownAndBackupYourOldRoller11"/><text:bookmark text:name="section-UpgradeGuide_2.1-STEP2InstallTheNewRoller2"/>UPGRADE STEP 2: Install the new Roller <text:bookmark text:name="ref-UpgradeGuide_2.1-2"/></text:h>
      <text:p text:style-name="Text_20_body">Follow the normal installation instructions to install Roller, except: </text:p>
      <text:list text:style-name="L15">
        <text:list-item>
          <text:p text:style-name="P60">Don't create a new database for Roller, instead point the new Roller to your old Roller database </text:p>
        </text:list-item>
        <text:list-item>
          <text:p text:style-name="P61">DO NOT start Tomcat when you are done with the installation, we'll do that later </text:p>
        </text:list-item>
      </text:list>
      <text:h text:style-name="Heading_20_3" text:outline-level="3"><text:bookmark text:name="section-UpgradeGuide_2.1-STEP1ShutdownAndBackupYourOldRoller12"/><text:bookmark text:name="section-UpgradeGuide_2.1-STEP3CopyResourcesAndUpdateConfigs3"/>UPGRADE STEP 3: Copy resources and update configs <text:bookmark text:name="ref-UpgradeGuide_2.1-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3">/resources</text:span> sub-directory of the Roller context directory. You should copy your old resources directory into your new Roller installation. </text:p>
      <text:p text:style-name="Text_20_body">For example, on UNIX you can use <text:span text:style-name="T13">cp -r</text:span> to copy the whole directory: </text:p>
      <text:p text:style-name="P20"><text:s text:c="3"/>% cd %CATALINA_HOME/webapps/roller</text:p>
      <text:p text:style-name="P42"><text:s text:c="3"/>% cp -r /somewhere/safe/roller-old/roller/resources .</text:p>
      <text:p text:style-name="Text_20_body">NOTE: If you have any new themes under roller/themes, make sure to copy those as well. </text:p>
      <text:p text:style-name="Text_20_body"/>
      <text:h text:style-name="Heading_20_4" text:outline-level="4"><text:bookmark text:name="section-UpgradeGuide_2.1-3.3ReviewConfigurationProperties"/>3.3 Review configuration properties</text:h>
      <text:p text:style-name="Text_20_body">Review properties as described in STEP #8 of the installation guide.</text:p>
      <text:list text:style-name="L16">
        <text:list-item>
          <text:p text:style-name="P62">WARNING: In Roller 2.3 we changed the Roller package names from org.roller to org.apache.roller. Because of this you MUST review your roller-custom.properties file, search for the string “org.roller”and replace all occurances of it with “org.apache.roller”.</text:p>
        </text:list-item>
      </text:list>
      <text:p text:style-name="P38"/>
      <text:list text:style-name="L16">
        <text:list-item text:start-value="1">
          <text:p text:style-name="P62">WARNING: The files required for Roller's JSPWiki plugin, Ekit editor and Javascript enhanced editor have been removed from the Roller distribution. If you'd like to continue to use these plugins, please visit the Roller Support project on Java.Net (http://roller.dev.java.net).</text:p>
        </text:list-item>
      </text:list>
      <text:h text:style-name="Heading_20_3" text:outline-level="3"><text:bookmark text:name="section-UpgradeGuide_2.1-STEP1ShutdownAndBackupYourOldRoller13"/><text:bookmark text:name="section-UpgradeGuide_2.1-STEP4UpgradeTheDatabase4"/>UPGRADE STEP 4: Upgrade the database <text:bookmark text:name="ref-UpgradeGuide_2.1-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7">
        <text:list-item>
          <text:p text:style-name="P63">WEB-INF/dbscripts/mysql </text:p>
        </text:list-item>
        <text:list-item>
          <text:p text:style-name="P63">WEB-INF/dbscripts/postgresql </text:p>
        </text:list-item>
        <text:list-item>
          <text:p text:style-name="P63">WEB-INF/dbscripts/hsql </text:p>
        </text:list-item>
        <text:list-item>
          <text:p text:style-name="P64">and more... </text:p>
        </text:list-item>
      </text:list>
      <text:p text:style-name="Text_20_body">There is an upgrade script for each release of Roller. If you're upgrading from Roller 2.3, which was the last release before 3.0 you'll need to run three scripts: <text:span text:style-name="T13">230-to-240-migration.sql</text:span>, <text:span text:style-name="T5">240-to-300-migration.sql</text:span> (Roller 2.4 was never officially released) and finally <text:span text:style-name="T13">300-to-310-migration.sql</text:span>. For example, here's how you'd do that for a MySQL database running on UNIX: </text:p>
      <text:p text:style-name="P32"><text:s text:c="4"/>% cd $CATALINA_HOME/webapps/roller/WEB-INF/dbscripts/mysql</text:p>
      <text:p text:style-name="P32"><text:s text:c="4"/>% mysql -u root -p</text:p>
      <text:p text:style-name="P32"><text:s text:c="4"/>password: *****</text:p>
      <text:p text:style-name="P32"><text:s text:c="4"/>mysql&gt; use roller;</text:p>
      <text:p text:style-name="P32"><text:s text:c="4"/>mysql&gt; source 230-to-240-migration.sql</text:p>
      <text:p text:style-name="P32"><text:s text:c="4"/>mysql&gt; source 240-to-300-migration.sql</text:p>
      <text:p text:style-name="P32"><text:s text:c="4"/>mysql&gt; source 300-to-310-migration.sql</text:p>
      <text:p text:style-name="P32"><text:s text:c="4"/>mysql&gt; quit</text:p>
      <text:p text:style-name="Text_20_body"/>
      <text:p text:style-name="Text_20_body">If you're upgrading from an earlier release you'll have to run each of the older scripts in order to upgrade your database.</text:p>
      <text:h text:style-name="Heading_20_3" text:outline-level="3"><text:bookmark text:name="section-UpgradeGuide_2.1-STEP1ShutdownAndBackupYourOldRoller14"/><text:bookmark text:name="section-UpgradeGuide_2.1-STEP5StartupTomcat5"/>UPGRADE STEP 5: Startup <text:bookmark text:name="ref-UpgradeGuide_2.1-5"/>your app server </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h text:style-name="Heading_20_4" text:outline-level="4">And you're done! </text:h>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h text:style-name="P13"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P65"># Licensed to the Apache Software Foundation (ASF) under one or more</text:p>
      <text:p text:style-name="P65"># <text:s/>contributor license agreements. <text:s/>The ASF licenses this file to You</text:p>
      <text:p text:style-name="P65"># under the Apache License, Version 2.0 (the "License"); you may not</text:p>
      <text:p text:style-name="P65"># use this file except in compliance with the License.</text:p>
      <text:p text:style-name="P65"># You may obtain a copy of the License at</text:p>
      <text:p text:style-name="P65">#</text:p>
      <text:p text:style-name="P65"># <text:s text:c="4"/>http://www.apache.org/licenses/LICENSE-2.0</text:p>
      <text:p text:style-name="P65">#</text:p>
      <text:p text:style-name="P65"># Unless required by applicable law or agreed to in writing, software</text:p>
      <text:p text:style-name="P65"># distributed under the License is distributed on an "AS IS" BASIS,</text:p>
      <text:p text:style-name="P65"># WITHOUT WARRANTIES OR CONDITIONS OF ANY KIND, either express or implied.</text:p>
      <text:p text:style-name="P65"># See the License for the specific language governing permissions and</text:p>
      <text:p text:style-name="P65"># limitations under the License. <text:s/>For additional information regarding</text:p>
      <text:p text:style-name="P65"># copyright in this work, please see the NOTICE file in the top level</text:p>
      <text:p text:style-name="P65"># directory of this distribution.</text:p>
      <text:p text:style-name="P65"/>
      <text:p text:style-name="P65"># roller.properties</text:p>
      <text:p text:style-name="P65">#</text:p>
      <text:p text:style-name="P65"># This file is for meant for Roller deployment properties</text:p>
      <text:p text:style-name="P65"># Any properties that don't change at runtime are defined here</text:p>
      <text:p text:style-name="P65">#</text:p>
      <text:p text:style-name="P65"># You can override the values in this file in a couple ways ..</text:p>
      <text:p text:style-name="P65"># <text:s text:c="2"/>1. define a roller-custom.properties file and place it somewhere</text:p>
      <text:p text:style-name="P65"># <text:s text:c="6"/>at the root of one of your classpath locations.</text:p>
      <text:p text:style-name="P65"># <text:s text:c="6"/>for example:</text:p>
      <text:p text:style-name="P65"># <text:s text:c="10"/>$TOMCAT_HOME/common/classes</text:p>
      <text:p text:style-name="P65"># <text:s text:c="10"/>$ROLLER_LOCATION/WEB-INF/classes</text:p>
      <text:p text:style-name="P65">#</text:p>
      <text:p text:style-name="P65"># <text:s text:c="2"/>2. specify a custom properties file via jvm option</text:p>
      <text:p text:style-name="P65"># <text:s text:c="6"/>example:</text:p>
      <text:p text:style-name="P65"># <text:s text:c="10"/>roller.custom.config=/path/to/properties/file</text:p>
      <text:p text:style-name="P65">#</text:p>
      <text:p text:style-name="P65"># <text:s text:c="2"/>**NOTE: if you run multiple instances of roller on the same server</text:p>
      <text:p text:style-name="P65"># <text:s text:c="10"/>then you should beware of the fact that the override options above</text:p>
      <text:p text:style-name="P65"># <text:s text:c="10"/>may affect *all* of you running instances. <text:s/>if you want to do</text:p>
      <text:p text:style-name="P65"># <text:s text:c="10"/>custom overrides for each instance then you must do it by</text:p>
      <text:p text:style-name="P65"># <text:s text:c="10"/>placing a roller-custom.properties file at WEB-INF/classes/ in</text:p>
      <text:p text:style-name="P65"># <text:s text:c="10"/>each of you roller installations.</text:p>
      <text:p text:style-name="P65">#</text:p>
      <text:p text:style-name="P65"># properties in this file are accessed like this ...</text:p>
      <text:p text:style-name="P65"># <text:s text:c="3"/>RollerConfig.getProperty("propname");</text:p>
      <text:p text:style-name="P65"/>
      <text:p text:style-name="P65">#---------------------------------</text:p>
      <text:p text:style-name="P65"># Database configuration settings</text:p>
      <text:p text:style-name="P65"/>
      <text:p text:style-name="P65"># Hibernate dialect: You must override this to use a database other than MySQL4</text:p>
      <text:p text:style-name="P65">hibernate.dialect=org.hibernate.dialect.MySQLDialect</text:p>
      <text:p text:style-name="P65"/>
      <text:p text:style-name="P65">#---------------------------------</text:p>
      <text:p text:style-name="P65"># User management settings</text:p>
      <text:p text:style-name="P65"/>
      <text:p text:style-name="P65"># True to enable group blogging. False to prevent users from creating more </text:p>
      <text:p text:style-name="P65"># than one weblog and from joining other weblogs.</text:p>
      <text:p text:style-name="P65">groupblogging.enabled=true</text:p>
      <text:p text:style-name="P65"/>
      <text:p text:style-name="P65">#---------------------------------</text:p>
      <text:p text:style-name="P65"># Property expansion settings</text:p>
      <text:p text:style-name="P65"/>
      <text:p text:style-name="P65"># Values of the properties in this list get system property expansion </text:p>
      <text:p text:style-name="P65"># applied to them when loaded.</text:p>
      <text:p text:style-name="P65">config.expandedProperties=uploads.dir,search.index.dir</text:p>
      <text:p text:style-name="P65"/>
      <text:p text:style-name="P65">#----------------------------------</text:p>
      <text:p text:style-name="P65"># Upload settings</text:p>
      <text:p text:style-name="P65"/>
      <text:p text:style-name="P65"># The directory in which Roller will upload files</text:p>
      <text:p text:style-name="P65">uploads.dir=${user.home}/roller_data/uploads</text:p>
      <text:p text:style-name="P65"/>
      <text:p text:style-name="P65"># The context path under which resoures will be made available </text:p>
      <text:p text:style-name="P65">uploads.url=/resources</text:p>
      <text:p text:style-name="P65"/>
      <text:p text:style-name="P65">#----------------------------------</text:p>
      <text:p text:style-name="P65"># Themes settings</text:p>
      <text:p text:style-name="P65"/>
      <text:p text:style-name="P65"># The directory in which Roller will look for themes</text:p>
      <text:p text:style-name="P65">themes.dir=${webapp.context}</text:p>
      <text:p text:style-name="P65"/>
      <text:p text:style-name="P65">#----------------------------------</text:p>
      <text:p text:style-name="P65"># Search index settings</text:p>
      <text:p text:style-name="P65"/>
      <text:p text:style-name="P65"># Enables indexing of weblog entries and comments and enables search servlet</text:p>
      <text:p text:style-name="P65">search.enabled=true</text:p>
      <text:p text:style-name="P65"/>
      <text:p text:style-name="P65"># Directory in which search index is to be created (delete this directory to</text:p>
      <text:p text:style-name="P65"># force Roller to recreate the entire search index)</text:p>
      <text:p text:style-name="P65">search.index.dir=${user.home}/roller_data/search-index</text:p>
      <text:p text:style-name="P65"/>
      <text:p text:style-name="P65"># Whether or not to include comments in the search index. <text:s/>If this</text:p>
      <text:p text:style-name="P65"># is false, comments are not included in the index.</text:p>
      <text:p text:style-name="P65">search.index.comments=true</text:p>
      <text:p text:style-name="P65"/>
      <text:p text:style-name="P65">#----------------------------------</text:p>
      <text:p text:style-name="P65"># Rendering system settings.</text:p>
      <text:p text:style-name="P65"/>
      <text:p text:style-name="P65"># Are the old pre-3.0 models and macros enabled?</text:p>
      <text:p text:style-name="P65">rendering.legacyModels.enabled=false</text:p>
      <text:p text:style-name="P65"/>
      <text:p text:style-name="P65"># The set of default Roller renderer factories.</text:p>
      <text:p text:style-name="P65">rendering.rollerRendererFactories=\</text:p>
      <text:p text:style-name="P65">org.apache.roller.ui.rendering.velocity.VelocityRendererFactory</text:p>
      <text:p text:style-name="P65"/>
      <text:p text:style-name="P65"># The set of user defined renderer factories. <text:s/>These are prepended to the list above.</text:p>
      <text:p text:style-name="P65">rendering.userRendererFactories=</text:p>
      <text:p text:style-name="P65"/>
      <text:p text:style-name="P65"># The set of default Roller request mappers</text:p>
      <text:p text:style-name="P65">rendering.rollerRequestMappers=\</text:p>
      <text:p text:style-name="P65">org.apache.roller.ui.rendering.WeblogRequestMapper</text:p>
      <text:p text:style-name="P65"/>
      <text:p text:style-name="P65"># The set of user defined request mappers. <text:s/>These are prepended to the list above.</text:p>
      <text:p text:style-name="P65">rendering.userRequestMappers=</text:p>
      <text:p text:style-name="P65"/>
      <text:p text:style-name="P65"># Url path elements which can NEVER be considered a weblog url</text:p>
      <text:p text:style-name="P65"># each represents a url at the application root, i.e. /&lt;elem&gt;/*</text:p>
      <text:p text:style-name="P65">rendering.weblogMapper.rollerProtectedUrls=\</text:p>
      <text:p text:style-name="P65">roller-ui,images,theme,themes,CommentAuthenticatorServlet,\</text:p>
      <text:p text:style-name="P65">index.jsp,favicon.ico,robots.txt,\</text:p>
      <text:p text:style-name="P65">page,flavor,rss,atom,language,search,comments,rsd,resource,xmlrpc,planetrss</text:p>
      <text:p text:style-name="P65"/>
      <text:p text:style-name="P65"># Set of user defined protected urls. <text:s/>These are added to the set above.</text:p>
      <text:p text:style-name="P65">rendering.weblogMapper.userProtectedUrls=</text:p>
      <text:p text:style-name="P65"/>
      <text:p text:style-name="P65"># Set of models to be made available for weblog page rendering</text:p>
      <text:p text:style-name="P65">rendering.pageModels=\</text:p>
      <text:p text:style-name="P65">org.apache.roller.ui.rendering.model.PageModel,\</text:p>
      <text:p text:style-name="P65">org.apache.roller.ui.rendering.model.ConfigModel,\</text:p>
      <text:p text:style-name="P65">org.apache.roller.ui.rendering.model.UtilitiesModel,\</text:p>
      <text:p text:style-name="P65">org.apache.roller.ui.rendering.model.URLModel,\</text:p>
      <text:p text:style-name="P65">org.apache.roller.ui.rendering.model.MessageModel,\</text:p>
      <text:p text:style-name="P65">org.apache.roller.ui.rendering.model.CalendarModel,\</text:p>
      <text:p text:style-name="P65">org.apache.roller.ui.rendering.model.MenuModel</text:p>
      <text:p text:style-name="P65"/>
      <text:p text:style-name="P65"># Set of models to be made available for weblog feed rendering</text:p>
      <text:p text:style-name="P65">rendering.feedModels=\</text:p>
      <text:p text:style-name="P65">org.apache.roller.ui.rendering.model.FeedModel,\</text:p>
      <text:p text:style-name="P65">org.apache.roller.ui.rendering.model.ConfigModel,\</text:p>
      <text:p text:style-name="P65">org.apache.roller.ui.rendering.model.UtilitiesModel,\</text:p>
      <text:p text:style-name="P65">org.apache.roller.ui.rendering.model.URLModel,\</text:p>
      <text:p text:style-name="P65">org.apache.roller.ui.rendering.model.MessageModel</text:p>
      <text:p text:style-name="P65"/>
      <text:p text:style-name="P65"># Set of models to be made available for weblog search rendering</text:p>
      <text:p text:style-name="P65">rendering.searchModels=\</text:p>
      <text:p text:style-name="P65">org.apache.roller.ui.rendering.model.SearchResultsModel,\</text:p>
      <text:p text:style-name="P65">org.apache.roller.ui.rendering.model.ConfigModel,\</text:p>
      <text:p text:style-name="P65">org.apache.roller.ui.rendering.model.UtilitiesModel,\</text:p>
      <text:p text:style-name="P65">org.apache.roller.ui.rendering.model.URLModel,\</text:p>
      <text:p text:style-name="P65">org.apache.roller.ui.rendering.model.MessageModel,\</text:p>
      <text:p text:style-name="P65">org.apache.roller.ui.rendering.model.CalendarModel,\</text:p>
      <text:p text:style-name="P65">org.apache.roller.ui.rendering.model.MenuModel</text:p>
      <text:p text:style-name="P65"/>
      <text:p text:style-name="P65"># Set of models to be made available for weblog page *preview* rendering</text:p>
      <text:p text:style-name="P65"># NOTE: this *does* have some differences between the pageModels</text:p>
      <text:p text:style-name="P65">rendering.previewModels=\</text:p>
      <text:p text:style-name="P65">org.apache.roller.ui.rendering.model.PreviewPageModel,\</text:p>
      <text:p text:style-name="P65">org.apache.roller.ui.rendering.model.ConfigModel,\</text:p>
      <text:p text:style-name="P65">org.apache.roller.ui.rendering.model.UtilitiesModel,\</text:p>
      <text:p text:style-name="P65">org.apache.roller.ui.rendering.model.PreviewURLModel,\</text:p>
      <text:p text:style-name="P65">org.apache.roller.ui.rendering.model.MessageModel,\</text:p>
      <text:p text:style-name="P65">org.apache.roller.ui.rendering.model.CalendarModel,\</text:p>
      <text:p text:style-name="P65">org.apache.roller.ui.rendering.model.MenuModel</text:p>
      <text:p text:style-name="P65"/>
      <text:p text:style-name="P65"># Set of page models specifically for site-wide rendering</text:p>
      <text:p text:style-name="P65">rendering.siteModels=\</text:p>
      <text:p text:style-name="P65">org.apache.roller.ui.rendering.model.SiteModel</text:p>
      <text:p text:style-name="P65"/>
      <text:p text:style-name="P65"># Velocity settings</text:p>
      <text:p text:style-name="P65">velocity.properties=/WEB-INF/velocity.properties</text:p>
      <text:p text:style-name="P65"/>
      <text:p text:style-name="P65"># Old velocity macro libraries</text:p>
      <text:p text:style-name="P65">velocity.oldMacroLibraries=\</text:p>
      <text:p text:style-name="P65">deprecated/roller.vm,deprecated/bookmark.vm,deprecated/comments.vm,\</text:p>
      <text:p text:style-name="P65">deprecated/navbar.vm,deprecated/newsfeed.vm,deprecated/referer.vm,\</text:p>
      <text:p text:style-name="P65">deprecated/atommacros.vm,deprecated/rssmacros.vm,deprecated/user.vm,\</text:p>
      <text:p text:style-name="P65">deprecated/weblog.vm,deprecated/website.vm</text:p>
      <text:p text:style-name="P65"/>
      <text:p text:style-name="P65">#----------------------------------</text:p>
      <text:p text:style-name="P65"># Cache settings.</text:p>
      <text:p text:style-name="P65"># Remember ... times are in seconds</text:p>
      <text:p text:style-name="P65"># Default settings suitable for 100 user system</text:p>
      <text:p text:style-name="P65"/>
      <text:p text:style-name="P65"># Cache properties all follow the given format ...</text:p>
      <text:p text:style-name="P65"># <text:s text:c="4"/>cache.&lt;cache_id&gt;.&lt;prop&gt;=&lt;value&gt;</text:p>
      <text:p text:style-name="P65"># we then pass all &lt;prop&gt;=&lt;value&gt; pairs into the cache manager when the cache</text:p>
      <text:p text:style-name="P65"># is being constructed. <text:s/>this makes it easy to add cache properties that can</text:p>
      <text:p text:style-name="P65"># be used by the specified CacheFactory you are using.</text:p>
      <text:p text:style-name="P65">#</text:p>
      <text:p text:style-name="P65"># NOTE: it is expected that property validation happens in the CacheFactory</text:p>
      <text:p text:style-name="P65">#-----------------------------------</text:p>
      <text:p text:style-name="P65"/>
      <text:p text:style-name="P65"># The default cache implementation we want to use</text:p>
      <text:p text:style-name="P65">cache.defaultFactory=org.apache.roller.util.cache.ExpiringLRUCacheFactoryImpl</text:p>
      <text:p text:style-name="P65">cache.customHandlers=</text:p>
      <text:p text:style-name="P65"/>
      <text:p text:style-name="P65"># set "true" to NOT cache the custom pages for users who are logged in</text:p>
      <text:p text:style-name="P65">cache.excludeOwnerEditPages=false</text:p>
      <text:p text:style-name="P65"/>
      <text:p text:style-name="P65"># This sets how many minutes into the future we look to prepare</text:p>
      <text:p text:style-name="P65"># entries posted into the future which need to be invalidated from the cache.</text:p>
      <text:p text:style-name="P65"># It is very unlikely that this should ever need to be changed</text:p>
      <text:p text:style-name="P65">cache.futureInvalidations.peerTime=3</text:p>
      <text:p text:style-name="P65"/>
      <text:p text:style-name="P65"># Site-wide cache (all content for site-wide frontpage weblog)</text:p>
      <text:p text:style-name="P65">cache.sitewide.enabled=true</text:p>
      <text:p text:style-name="P65">cache.sitewide.size=50</text:p>
      <text:p text:style-name="P65">cache.sitewide.timeout=1800</text:p>
      <text:p text:style-name="P65"/>
      <text:p text:style-name="P65"># Weblog page cache (all the weblog content)</text:p>
      <text:p text:style-name="P65">cache.weblogpage.enabled=true</text:p>
      <text:p text:style-name="P65">cache.weblogpage.size=400</text:p>
      <text:p text:style-name="P65">cache.weblogpage.timeout=3600</text:p>
      <text:p text:style-name="P65"/>
      <text:p text:style-name="P65"># Feed cache (xml feeds like rss, atom, etc)</text:p>
      <text:p text:style-name="P65">cache.weblogfeed.enabled=true</text:p>
      <text:p text:style-name="P65">cache.weblogfeed.size=200</text:p>
      <text:p text:style-name="P65">cache.weblogfeed.timeout=3600</text:p>
      <text:p text:style-name="P65"/>
      <text:p text:style-name="P65"># Planet cache (planet page and rss feed)</text:p>
      <text:p text:style-name="P65">cache.planet.enabled=true</text:p>
      <text:p text:style-name="P65">cache.planet.size=10</text:p>
      <text:p text:style-name="P65">cache.planet.timeout=1800</text:p>
      <text:p text:style-name="P65"/>
      <text:p text:style-name="P65">#----------------------------------</text:p>
      <text:p text:style-name="P65"># Secure login configs</text:p>
      <text:p text:style-name="P65"/>
      <text:p text:style-name="P65"># Enables HTTPS for login page only</text:p>
      <text:p text:style-name="P65">securelogin.enabled=false</text:p>
      <text:p text:style-name="P65"/>
      <text:p text:style-name="P65"># Enable scheme enforcement?</text:p>
      <text:p text:style-name="P65"># Scheme enforcement ensures that specific URLs are viewed only via HTTPS</text:p>
      <text:p text:style-name="P65">schemeenforcement.enabled=false</text:p>
      <text:p text:style-name="P65"># URL patterns that require HTTPS</text:p>
      <text:p text:style-name="P65">schemeenforcement.https.urls=/j_security_check,/roller-ui/login-redirect.jsp,\</text:p>
      <text:p text:style-name="P65">/roller-ui/login.do,/roller-ui/user.do,/roller-ui/yourProfile.do,\</text:p>
      <text:p text:style-name="P65">/roller-ui/admin/user.do,/roller-ui/authoring/userdata</text:p>
      <text:p text:style-name="P65"/>
      <text:p text:style-name="P65"># Password security settings</text:p>
      <text:p text:style-name="P65">passwds.encryption.enabled=false</text:p>
      <text:p text:style-name="P65">passwds.encryption.algorithm=SHA</text:p>
      <text:p text:style-name="P65"/>
      <text:p text:style-name="P65">#----------------------------------</text:p>
      <text:p text:style-name="P65"># Enabled plugins ... remember, order does matter!!</text:p>
      <text:p text:style-name="P65"/>
      <text:p text:style-name="P65"># Weblog entry plugins</text:p>
      <text:p text:style-name="P65">plugins.page=\</text:p>
      <text:p text:style-name="P65">org.apache.roller.ui.rendering.plugins.ConvertLineBreaksPlugin \</text:p>
      <text:p text:style-name="P65">,org.apache.roller.ui.rendering.plugins.TopicTagPlugin \</text:p>
      <text:p text:style-name="P65">,org.apache.roller.ui.rendering.plugins.ObfuscateEmailPlugin \</text:p>
      <text:p text:style-name="P65">,org.apache.roller.ui.rendering.plugins.SmileysPlugin </text:p>
      <text:p text:style-name="P65">#,org.apache.roller.ui.rendering.plugins.WikipediaLinkPlugin \</text:p>
      <text:p text:style-name="P65">#,org.apache.roller.ui.rendering.plugins.GoogleLinkPlugin \</text:p>
      <text:p text:style-name="P65">#,org.apache.roller.ui.rendering.plugins.AcronymsPlugin \</text:p>
      <text:p text:style-name="P65">#,org.apache.roller.ui.rendering.plugins.BookmarkPlugin</text:p>
      <text:p text:style-name="P65"/>
      <text:p text:style-name="P65"># The list of configured WeblogEntryEditors available to users</text:p>
      <text:p text:style-name="P65">plugins.weblogEntryEditors=\</text:p>
      <text:p text:style-name="P65">org.apache.roller.ui.core.plugins.TextEditor,\</text:p>
      <text:p text:style-name="P65">org.apache.roller.ui.core.plugins.XinhaEditor</text:p>
      <text:p text:style-name="P65"/>
      <text:p text:style-name="P65"># The "id" of the default editor to use. <text:s/>NOT the class name</text:p>
      <text:p text:style-name="P65">plugins.defaultEditor=editor-text.jsp</text:p>
      <text:p text:style-name="P65"/>
      <text:p text:style-name="P65">#----------------------------------</text:p>
      <text:p text:style-name="P65"># Scheduled Background Tasks ... all times are in minutes.</text:p>
      <text:p text:style-name="P65">#</text:p>
      <text:p text:style-name="P65"># Task properties should follow the given format ...</text:p>
      <text:p text:style-name="P65"># <text:s text:c="4"/>tasks.&lt;taskname&gt;.&lt;prop&gt;=&lt;value&gt;</text:p>
      <text:p text:style-name="P65">#</text:p>
      <text:p text:style-name="P65"># The *enabled* tasks are defined by tasks.enabled=&lt;taskname&gt;[,&lt;taskname&gt;]</text:p>
      <text:p text:style-name="P65">#-----------------------------------</text:p>
      <text:p text:style-name="P65"/>
      <text:p text:style-name="P65"># Tasks which are enabled. <text:s/>Only tasks listed here will be run.</text:p>
      <text:p text:style-name="P65">tasks.enabled=ResetHitCountsTask,TurnoverReferersTask,PingQueueTask</text:p>
      <text:p text:style-name="P65"/>
      <text:p text:style-name="P65"># Reset hit counts</text:p>
      <text:p text:style-name="P65">tasks.ResetHitCountsTask.class=org.apache.roller.business.runnable.ResetHitCountsTask</text:p>
      <text:p text:style-name="P65">tasks.ResetHitCountsTask.startTime=startOfDay</text:p>
      <text:p text:style-name="P65">tasks.ResetHitCountsTask.interval=1440</text:p>
      <text:p text:style-name="P65">tasks.ResetHitCountsTask.leaseTime=30</text:p>
      <text:p text:style-name="P65"/>
      <text:p text:style-name="P65"># Reset referer counts</text:p>
      <text:p text:style-name="P65">tasks.TurnoverReferersTask.class=org.apache.roller.business.runnable.TurnoverReferersTask</text:p>
      <text:p text:style-name="P65">tasks.TurnoverReferersTask.startTime=startOfDay</text:p>
      <text:p text:style-name="P65">tasks.TurnoverReferersTask.interval=1440</text:p>
      <text:p text:style-name="P65">tasks.TurnoverReferersTask.leaseTime=30</text:p>
      <text:p text:style-name="P65"/>
      <text:p text:style-name="P65"># Ping processor, does sending of pings</text:p>
      <text:p text:style-name="P65">tasks.PingQueueTask.class=org.apache.roller.business.pings.PingQueueTask</text:p>
      <text:p text:style-name="P65">tasks.PingQueueTask.startTime=immediate</text:p>
      <text:p text:style-name="P65">tasks.PingQueueTask.interval=5</text:p>
      <text:p text:style-name="P65">tasks.PingQueueTask.leaseTime=30</text:p>
      <text:p text:style-name="P65"/>
      <text:p text:style-name="P65"># Sync Roller weblogs with planet</text:p>
      <text:p text:style-name="P65">tasks.SyncWebsitesTask.class=org.apache.roller.planet.tasks.SyncWebsitesTask</text:p>
      <text:p text:style-name="P65">tasks.SyncWebsitesTask.startTime=startOfDay</text:p>
      <text:p text:style-name="P65">tasks.SyncWebsitesTask.interval=1440</text:p>
      <text:p text:style-name="P65">tasks.SyncWebsitesTask.leaseTime=30</text:p>
      <text:p text:style-name="P65"/>
      <text:p text:style-name="P65"># Refresh entries for planet feeds</text:p>
      <text:p text:style-name="P65">tasks.RefreshEntriesTask.class=org.apache.roller.planet.tasks.RefreshEntriesTask</text:p>
      <text:p text:style-name="P65">tasks.RefreshEntriesTask.startTime=startOfHour</text:p>
      <text:p text:style-name="P65">tasks.RefreshEntriesTask.interval=60</text:p>
      <text:p text:style-name="P65">tasks.RefreshEntriesTask.leaseTime=30</text:p>
      <text:p text:style-name="P65"/>
      <text:p text:style-name="P65"># Technorati rankings for planet feeds</text:p>
      <text:p text:style-name="P65">tasks.TechnoratiRankingsTask.class=org.apache.roller.planet.tasks.TechnoratiRankingsTask</text:p>
      <text:p text:style-name="P65">tasks.TechnoratiRankingsTask.startTime=startOfDay</text:p>
      <text:p text:style-name="P65">tasks.TechnoratiRankingsTask.interval=1440</text:p>
      <text:p text:style-name="P65">tasks.TechnoratiRankingsTask.leaseTime=30</text:p>
      <text:p text:style-name="P65"/>
      <text:p text:style-name="P65"/>
      <text:p text:style-name="P65">#----------------------------------</text:p>
      <text:p text:style-name="P65"># Persistence settings</text:p>
      <text:p text:style-name="P65"/>
      <text:p text:style-name="P65">persistence.roller.classname=org.apache.roller.business.hibernate.HibernateRollerImpl</text:p>
      <text:p text:style-name="P65">persistence.filemanager.classname=org.apache.roller.business.FileManagerImpl</text:p>
      <text:p text:style-name="P65"/>
      <text:p text:style-name="P65">#----------------------------------</text:p>
      <text:p text:style-name="P65"># comment, referrer and trackback settings</text:p>
      <text:p text:style-name="P65"/>
      <text:p text:style-name="P65">comment.authenticator.classname=org.apache.roller.ui.rendering.util.MathCommentAuthenticator</text:p>
      <text:p text:style-name="P65">comment.notification.separateOwnerMessage=false</text:p>
      <text:p text:style-name="P65">comment.notification.hideCommenterAddresses=false</text:p>
      <text:p text:style-name="P65">comment.throttle.enabled=false</text:p>
      <text:p text:style-name="P65">comment.throttle.threshold=25</text:p>
      <text:p text:style-name="P65">comment.throttle.interval=60</text:p>
      <text:p text:style-name="P65">comment.throttle.maxentries=250</text:p>
      <text:p text:style-name="P65"/>
      <text:p text:style-name="P65"># enables site full blacklist check on comment posts (default: true)</text:p>
      <text:p text:style-name="P65">site.blacklist.enable.comments=true</text:p>
      <text:p text:style-name="P65"/>
      <text:p text:style-name="P65"># enables site full blacklist check at time of trackback post (default: true)</text:p>
      <text:p text:style-name="P65">site.blacklist.enable.trackbacks=true</text:p>
      <text:p text:style-name="P65"/>
      <text:p text:style-name="P65"># enables partial blacklist check (not including blacklist.txt) for each incoming referrer</text:p>
      <text:p text:style-name="P65">site.blacklist.enable.referrers=true</text:p>
      <text:p text:style-name="P65"/>
      <text:p text:style-name="P65"># Trackback protection. Set this only if you need to limit the URLs to</text:p>
      <text:p text:style-name="P65"># which users may send trackbacks. Regex expressions are allowed, for example:</text:p>
      <text:p text:style-name="P65"># trackback.allowedURLs=http://w3.ibm.com/.*||http://another.example.com/.*</text:p>
      <text:p text:style-name="P65">trackback.allowedURLs=</text:p>
      <text:p text:style-name="P65"/>
      <text:p text:style-name="P65">#Robot check in referral processing. <text:s/>If this pattern is set and the User-Agent in the</text:p>
      <text:p text:style-name="P65">#request matches this pattern, all referral processing is skipped; this means that</text:p>
      <text:p text:style-name="P65">#the referral spam check is skipped, the request is allowed to proceed, but the</text:p>
      <text:p text:style-name="P65">#referrer is not recorded and hit count is not incremented. <text:s/>Recommended for large sites</text:p>
      <text:p text:style-name="P65">#that get a lot of legitimate crawler bot traffic. <text:s/>The pattern here is a suggestion that</text:p>
      <text:p text:style-name="P65">#has been reported to work well.</text:p>
      <text:p text:style-name="P65">#referrer.robotCheck.userAgentPattern=.*(slurp|bot|java).*</text:p>
      <text:p text:style-name="P65"/>
      <text:p text:style-name="P65"># Enable built-in referrer processing?</text:p>
      <text:p text:style-name="P65">referrers.processing.enabled=true</text:p>
      <text:p text:style-name="P65"/>
      <text:p text:style-name="P65"># Change to true if you want to process referrers asynchronously.</text:p>
      <text:p text:style-name="P65"># You can choose how many threads to use and sleep time (in seconds) </text:p>
      <text:p text:style-name="P65">referrers.asyncProcessing.enabled=false</text:p>
      <text:p text:style-name="P65">referrers.queue.numWorkers=3</text:p>
      <text:p text:style-name="P65">referrers.queue.sleepTime=10</text:p>
      <text:p text:style-name="P65"/>
      <text:p text:style-name="P65">#----------------------------------</text:p>
      <text:p text:style-name="P65"># ping settings</text:p>
      <text:p text:style-name="P65"/>
      <text:p text:style-name="P65"># The number of attempts to try to reach a ping target before refusing to </text:p>
      <text:p text:style-name="P65"># requeue it for further retrials. If absent, this defaults to 3.</text:p>
      <text:p text:style-name="P65">pings.maxPingAttempts=3</text:p>
      <text:p text:style-name="P65"/>
      <text:p text:style-name="P65"># The interval between ping queue processing runs in minutes. <text:s/>Must be between </text:p>
      <text:p text:style-name="P65"># 0 and 120. If set to 0, ping queue processing is disabled on this server; </text:p>
      <text:p text:style-name="P65"># this is for clustered environments. Make sure it is nonzero on one host in </text:p>
      <text:p text:style-name="P65"># a cluster. <text:s/>Don't use the value 0 here to disable ping functionality, you </text:p>
      <text:p text:style-name="P65"># will instead get an infinitely growing ping queue. <text:s/>See the documentation on </text:p>
      <text:p text:style-name="P65"># the properties below to disable ping functionality if you need to.</text:p>
      <text:p text:style-name="P65"># If absent, this defaults to 5.</text:p>
      <text:p text:style-name="P65">pings.queueProcessingIntervalMins=5</text:p>
      <text:p text:style-name="P65"/>
      <text:p text:style-name="P65"># The set of initial common ping targets. <text:s/>This is used to initialize the </text:p>
      <text:p text:style-name="P65"># database if there are no common ping targets at startup. <text:s/>Ping targets are </text:p>
      <text:p text:style-name="P65"># specified as a comma-separated list, each target in the form {{name}{url}}. <text:s/></text:p>
      <text:p text:style-name="P65"># To disable initialization of common ping targets, comment this out, or set it</text:p>
      <text:p text:style-name="P65"># to the empty value. <text:s/>Common targets can be edited in the UI; this is just </text:p>
      <text:p text:style-name="P65"># used to set up some typical ones.</text:p>
      <text:p text:style-name="P65">pings.initialCommonTargets=\</text:p>
      <text:p text:style-name="P65">{{Technorati}{http://rpc.technorati.com/rpc/ping}}\</text:p>
      <text:p text:style-name="P65">,{{Weblogs.com}{http://rpc.weblogs.com/RPC2}}\</text:p>
      <text:p text:style-name="P65">,{{blo.gs}{http://ping.blo.gs/}}\</text:p>
      <text:p text:style-name="P65">,{{java.blogs}{http://javablogs.com/xmlrpc}}\</text:p>
      <text:p text:style-name="P65">,{{blogrolling.com}{http://rpc.blogrolling.com/pinger/}}\</text:p>
      <text:p text:style-name="P65">,{{IceRocket}{http://rpc.icerocket.com:10080/}}</text:p>
      <text:p text:style-name="P65"/>
      <text:p text:style-name="P65"># Specify variant options for known buggy ping targets.</text:p>
      <text:p text:style-name="P65">pings.variantOptions=\</text:p>
      <text:p text:style-name="P65">{{http://rpc.icerocket.com:10080/}{noname}}</text:p>
      <text:p text:style-name="P65"/>
      <text:p text:style-name="P65"/>
      <text:p text:style-name="P65"># This controls whether users are allowed to add custom ping targets. <text:s/></text:p>
      <text:p text:style-name="P65"># Set this to false to disallow adding custom targets; if false, the </text:p>
      <text:p text:style-name="P65"># Weblog:Custom Ping Targets menu item will not appear and associated actions </text:p>
      <text:p text:style-name="P65"># will result in access denied messages. <text:s/>Leave this false or commented for </text:p>
      <text:p text:style-name="P65"># normal behavior. </text:p>
      <text:p text:style-name="P65"># CAUTION: Setting this to true will cause the server to remove all users' </text:p>
      <text:p text:style-name="P65"># existing custom targets on startup.</text:p>
      <text:p text:style-name="P65">pings.disallowCustomTargets=false</text:p>
      <text:p text:style-name="P65"/>
      <text:p text:style-name="P65"># This controls whether the Weblog:Pings menu item and its associated actions </text:p>
      <text:p text:style-name="P65"># are enabled. <text:s/>Set this to false to disallow users from configuring autopings </text:p>
      <text:p text:style-name="P65"># and doing manual pings. <text:s/>If absent, this defaults to true.</text:p>
      <text:p text:style-name="P65"># NOTE: There is a separate runtime property (configurable from the </text:p>
      <text:p text:style-name="P65"># Admin:Configuration page, that can be used to suspend ping processing without </text:p>
      <text:p text:style-name="P65"># disabling the UI.</text:p>
      <text:p text:style-name="P65"># CAUTION: Setting this to true will cause the server to remove all users' </text:p>
      <text:p text:style-name="P65"># existing autoping configurations on startup. Leave this false or commented </text:p>
      <text:p text:style-name="P65"># for normal behavior.</text:p>
      <text:p text:style-name="P65">pings.disablePingUsage=false</text:p>
      <text:p text:style-name="P65"/>
      <text:p text:style-name="P65"># Setting both pings.disallowCustomTarget=true and pings.disablePingUsage=true </text:p>
      <text:p text:style-name="P65"># will effectively disable the ping functionality.</text:p>
      <text:p text:style-name="P65"/>
      <text:p text:style-name="P65"># This is used for debugging the ping mechanism in Roller. <text:s/>If this is set </text:p>
      <text:p text:style-name="P65"># to true, pings that would normally be sent will cause log messages to be sent </text:p>
      <text:p text:style-name="P65"># but will NOT actually result in real pings being sent. <text:s/>Leave this false or </text:p>
      <text:p text:style-name="P65"># commented for normal behavior.</text:p>
      <text:p text:style-name="P65">pings.logOnly=false</text:p>
      <text:p text:style-name="P65"/>
      <text:p text:style-name="P65">#----------------------------------</text:p>
      <text:p text:style-name="P65"># Planet Aggregator settings</text:p>
      <text:p text:style-name="P65"/>
      <text:p text:style-name="P65"># Set to true to enable the Planet aggregator. This will cause:</text:p>
      <text:p text:style-name="P65"># - A new menu tab will appear for Roller admin users. This allows admins to </text:p>
      <text:p text:style-name="P65"># <text:s text:c="2"/>add/remove newsfeed subscriptions in the 'external' group.</text:p>
      <text:p text:style-name="P65"># - Users can then subscribe to several newsfeeds:</text:p>
      <text:p text:style-name="P65"># <text:s text:c="5"/>- http://localhost:8080/roller/rss</text:p>
      <text:p text:style-name="P65"># <text:s text:c="5"/>- http://localhost:8080/roller/planetrss</text:p>
      <text:p text:style-name="P65"># <text:s text:c="5"/>- http://localhost:8080/roller/planetrss?group=external</text:p>
      <text:p text:style-name="P65"># - You'll be able to add the $planet model to the list of page models available</text:p>
      <text:p text:style-name="P65"># <text:s text:c="2"/>to blogs (rendering.pageModels) or to only site-wide blogs (rendering.siteModels) </text:p>
      <text:p text:style-name="P65"># <text:s text:c="2"/>(classname org.apache.roller.ui.rendering.model.SiteModel)</text:p>
      <text:p text:style-name="P65"># <text:s text:c="2"/></text:p>
      <text:p text:style-name="P65">planet.aggregator.enabled=false</text:p>
      <text:p text:style-name="P65"/>
      <text:p text:style-name="P65"># Planet cache must exist and must be writable by Roller process</text:p>
      <text:p text:style-name="P65">planet.aggregator.cache.dir=/var/roller/planetcache</text:p>
      <text:p text:style-name="P65"/>
      <text:p text:style-name="P65"># Number of queries allowed per day</text:p>
      <text:p text:style-name="P65">planet.aggregator.technorati.limit=500</text:p>
      <text:p text:style-name="P65"/>
      <text:p text:style-name="P65">#----------------------------------</text:p>
      <text:p text:style-name="P65"># defaults for new weblogs</text:p>
      <text:p text:style-name="P65"/>
      <text:p text:style-name="P65"># list of links to include in root bookmark folder of each new blog</text:p>
      <text:p text:style-name="P65"># format is like so: linktitle2|linkurl2,linktitle2|linkurl2,linktitle3|linkurl3</text:p>
      <text:p text:style-name="P65">newuser.blogroll=\</text:p>
      <text:p text:style-name="P65">Dave Johnson|http://rollerweblogger.org/page/roller,\</text:p>
      <text:p text:style-name="P65">Matt Raible|http://raibledesigns.com/page/rd,\</text:p>
      <text:p text:style-name="P65">Lance Lavandowska|http://brainopolis.dnsalias.com/roller/page/lance,\</text:p>
      <text:p text:style-name="P65">Henri Yandell|http://blog.generationjava.com/roller/page/bayard,\</text:p>
      <text:p text:style-name="P65">Elias Torres|http://torrez.us/,\</text:p>
      <text:p text:style-name="P65">Jeff Blattman|http://blogs.sun.com/jtb,\</text:p>
      <text:p text:style-name="P65">blogs.sun.com|http://blogs.sun.com,\</text:p>
      <text:p text:style-name="P65">jroller.com|http://jroller.com,\</text:p>
      <text:p text:style-name="P65"/>
      <text:p text:style-name="P65"># comma-separated list of top-level categories to be created in each new weblog</text:p>
      <text:p text:style-name="P65">newuser.categories=\</text:p>
      <text:p text:style-name="P65">General,Status,Java,Music,Politics</text:p>
      <text:p text:style-name="P65"/>
      <text:p text:style-name="P65"># Default weblog editor</text:p>
      <text:p text:style-name="P65"># The list of available editors is in rollerRuntimeConfigDefs.xml</text:p>
      <text:p text:style-name="P65">newweblog.editor=editor-text.jsp</text:p>
      <text:p text:style-name="P65"/>
      <text:p text:style-name="P65"/>
      <text:p text:style-name="P65">#----------------------------------</text:p>
      <text:p text:style-name="P65"># Single-Sign-On</text:p>
      <text:p text:style-name="P65"/>
      <text:p text:style-name="P65"># Enables Roller to behave differently when registering new users</text:p>
      <text:p text:style-name="P65"># in an SSO-enabled environment. You must configure security.xml appropriately.</text:p>
      <text:p text:style-name="P65">users.sso.enabled=false</text:p>
      <text:p text:style-name="P65"/>
      <text:p text:style-name="P65"># Set these properties for a custom LDAP schema (optional)</text:p>
      <text:p text:style-name="P65">#users.sso.registry.ldap.attributes.name=cn</text:p>
      <text:p text:style-name="P65">#users.sso.registry.ldap.attributes.email=mail</text:p>
      <text:p text:style-name="P65">#users.sso.registry.ldap.attributes.locale=locale</text:p>
      <text:p text:style-name="P65">#users.sso.registry.ldap.attributes.timezone=timezone</text:p>
      <text:p text:style-name="P65"/>
      <text:p text:style-name="P65"># If you don't want user credentials from LDAP/etc to be stored in Roller</text:p>
      <text:p text:style-name="P65"># (possibly in clear-text) leave this alone, otherwise set to true.</text:p>
      <text:p text:style-name="P65"># i.e. you would like a backup auth mechanism in case LDAP is down.</text:p>
      <text:p text:style-name="P65">users.sso.passwords.save=false</text:p>
      <text:p text:style-name="P65"/>
      <text:p text:style-name="P65"># if you don't want passwords stored in DB, set this to the default value.</text:p>
      <text:p text:style-name="P65">users.sso.passwords.defaultValue=&lt;unknown&gt;</text:p>
      <text:p text:style-name="P65"/>
      <text:p text:style-name="P65">users.sso.autoProvision.enabled=false</text:p>
      <text:p text:style-name="P65">users.sso.autoProvision.className=org.apache.roller.ui.core.security.BasicUserAutoProvision</text:p>
      <text:p text:style-name="P65"/>
      <text:p text:style-name="P65">#---------------------------------</text:p>
      <text:p text:style-name="P65"># settings for various plugins</text:p>
      <text:p text:style-name="P65"/>
      <text:p text:style-name="P65"># Optional site-wide customization settings for the TopicTag plugin.</text:p>
      <text:p text:style-name="P65"># n.b. these default settings match the coded default values that would be </text:p>
      <text:p text:style-name="P65"># applied if these were omitted.</text:p>
      <text:p text:style-name="P65">plugins.topictag.defaultTopicBookmarkName=Default Topic Site</text:p>
      <text:p text:style-name="P65">plugins.topictag.defaultTopicSite=http://www.technorati.com/tag</text:p>
      <text:p text:style-name="P65">plugins.topictag.tagRegexWithBookmark=topic:\\{(.*?)\\}\\[(.*?)\\]</text:p>
      <text:p text:style-name="P65">plugins.topictag.tagRegexWithoutBookmark=topic:\\[(.*?)\\]</text:p>
      <text:p text:style-name="P65">plugins.topictag.linkFormatString=&lt;a rel=\"tag\" href=\"{0}{1}\"&gt;{2}&lt;/a&gt;</text:p>
      <text:p text:style-name="P65"/>
      <text:p text:style-name="P65"># Set to true to allow only default topic tag site (and avoid costly bookmark queries)</text:p>
      <text:p text:style-name="P65">plugins.topictag.ignoreBookmarks=true</text:p>
      <text:p text:style-name="P65"/>
      <text:p text:style-name="P65">#----------------------------------</text:p>
      <text:p text:style-name="P65"># misc settings</text:p>
      <text:p text:style-name="P65"/>
      <text:p text:style-name="P65"># Some folks consider remember-me type functionality to be a security</text:p>
      <text:p text:style-name="P65">rememberme.enabled=true</text:p>
      <text:p text:style-name="P65"/>
      <text:p text:style-name="P65"># You might want to disable GZIP if your app server already supports it</text:p>
      <text:p text:style-name="P65">compression.gzipResponse.enabled=true</text:p>
      <text:p text:style-name="P65"/>
      <text:p text:style-name="P65"># specifies the max number of tags allowed in URL ( /feed?tags=foo+bar+baz )</text:p>
      <text:p text:style-name="P65">tags.queries.maxIntersectionSize=3</text:p>
      <text:p text:style-name="P65"/>
      <text:p text:style-name="P65"># Characters to be allowed in user names (change at your own risk)</text:p>
      <text:p text:style-name="P65">username.allowedChars=A-Za-z0-9</text:p>
      <text:p text:style-name="P65"/>
      <text:p text:style-name="P65"># editor theme to be used (corresponds to directory name under /theme)</text:p>
      <text:p text:style-name="P65">editor.theme=tan</text:p>
      <text:p text:style-name="P65"/>
      <text:p text:style-name="P65"># Hibernate config resource (a classpath-based path)</text:p>
      <text:p text:style-name="P65"># NO NEED TO OVERRIDE this unless you are customizing Roller</text:p>
      <text:p text:style-name="P65">hibernate.configResource=/hibernate.cfg.xml</text:p>
      <text:p text:style-name="P65"/>
      <text:p text:style-name="P65"># JDBC configuration parameters for standalone tasks</text:p>
      <text:p text:style-name="P65"># Don't override these in the roller-custom.properties file you use with the </text:p>
      <text:p text:style-name="P65"># Roller webapp, but for the standalone tasks that you run outside of Roller </text:p>
      <text:p text:style-name="P65"># (e.g. refresh entries) you'll need to override these properties. Do it in a </text:p>
      <text:p text:style-name="P65"># separate roller-custom.properties file.</text:p>
      <text:p text:style-name="P65">jdbc.driverClass=</text:p>
      <text:p text:style-name="P65">jdbc.connectionURL=</text:p>
      <text:p text:style-name="P65">jdbc.username=</text:p>
      <text:p text:style-name="P65">jdbc.password=</text:p>
      <text:p text:style-name="P65"/>
      <text:p text:style-name="P65">#---------------------------------</text:p>
      <text:p text:style-name="P65"># Experimental settings</text:p>
      <text:p text:style-name="P65"/>
      <text:p text:style-name="P65"># Atom Publishing Protocol (APP) - this is an incomplete and untested </text:p>
      <text:p text:style-name="P65"># implementation of an unfinished IETF specification. </text:p>
      <text:p text:style-name="P65"># Intended only for interoperability testing. DO NOT ENABLE IN PRODUCTION!</text:p>
      <text:p text:style-name="P65">webservices.atomprotocol.enabled=false</text:p>
      <text:p text:style-name="P65"/>
      <text:p text:style-name="P65"># Atom-like Admin Publishing Protocol (AAPP) - this is an experimental admin</text:p>
      <text:p text:style-name="P65"># protocol based on ideas from the Atom protocol. </text:p>
      <text:p text:style-name="P65"># Intended only for interoperability testing. DO NOT ENABLE IN PRODUCTION!</text:p>
      <text:p text:style-name="P65">webservices.adminprotocol.enabled=false</text:p>
      <text:p text:style-name="P65"/>
      <text:p text:style-name="P65">#----------------------------------</text:p>
      <text:p text:style-name="P65"># legacy settings (things that should be deprecated)</text:p>
      <text:p text:style-name="P65"/>
      <text:p text:style-name="P65"># settings for old #showNewseeds macro (not related to Planet stuff)</text:p>
      <text:p text:style-name="P65">aggregator.enabled=false</text:p>
      <text:p text:style-name="P65">aggregator.cache.enabled=</text:p>
      <text:p text:style-name="P65">aggregator.cache.timeout=144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Times New Roman3"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text-properties style:font-name="Times New Roma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imes New Roman1"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3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6-01-23T11:16:46</meta:creation-date>
    <dc:creator>Dave Johnson</dc:creator>
    <dc:date>2006-12-07T11:58:02</dc:date>
    <dc:language>en-US</dc:language>
    <meta:editing-cycles>91</meta:editing-cycles>
    <meta:editing-duration>P1DT5H8M3S</meta:editing-duration>
    <meta:user-defined meta:name="Info 1"/>
    <meta:user-defined meta:name="Info 2"/>
    <meta:user-defined meta:name="Info 3"/>
    <meta:user-defined meta:name="Info 4"/>
    <meta:document-statistic meta:table-count="0" meta:image-count="0" meta:object-count="0" meta:page-count="30" meta:paragraph-count="857" meta:word-count="7339" meta:character-count="53185"/>
  </office:meta>
</office:document-meta>
</file>